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14"/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4.33916666666667cm" style:use-optimal-column-width="true"/>
    </style:style>
    <style:style style:name="co6" style:family="table-column">
      <style:table-column-properties fo:break-before="auto" style:column-width="2.88395833333333cm" style:use-optimal-column-width="true"/>
    </style:style>
    <style:style style:name="co7" style:family="table-column">
      <style:table-column-properties fo:break-before="auto" style:column-width="3.095625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mily_Class_Ord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Family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Or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acion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Calli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nth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nthochitonidae</text:p>
          </table:table-cell>
          <table:table-cell office:value-type="string" table:style-name="ce1">
            <text:p>Polyplacophora</text:p>
          </table:table-cell>
          <table:table-cell office:value-type="string" table:style-name="ce1">
            <text:p>Chito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nthogorg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nthoso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r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r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inetospor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or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stropho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r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rolep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ropor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Scleracti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rosymphyt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Acrosymphy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i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el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egir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eolothri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hysa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ris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them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a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elas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gela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ele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laj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laophen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Lepto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romyz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ptas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a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cyo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yr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c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igator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Crocodi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y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blycipit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blyomm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Ix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i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phisbae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phizo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pul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s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tidae</text:p>
          </table:table-cell>
          <table:table-cell office:value-type="string" table:style-name="ce1">
            <text:p>Aves</text:p>
          </table:table-cell>
          <table:table-cell office:value-type="string" table:style-name="ce1">
            <text:p>Anse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chino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ymedesmiid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cor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uill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Anguill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ob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edon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c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my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the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ri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locap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pa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ntipa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o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anizomenon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anothec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Chro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elenchoid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Tylen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el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o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lys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Aplys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lysi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Verongiida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Aplys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Verong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aceae</text:p>
          </table:table-cell>
          <table:table-cell office:value-type="string" table:style-name="ce1">
            <text:p>Monocotyledonae</text:p>
          </table:table-cell>
          <table:table-cell office:value-type="string" table:style-name="ce1">
            <text:p>A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ane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h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Arc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Arc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nico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Capit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schoug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ga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Ix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gyresth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madillidi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Is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m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caph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cidi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Phleb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h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don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Forcipu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in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onych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Eurya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opse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ospicular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riclype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lypeast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ropectin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Paxill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roscler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gela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tela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trachipter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sti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xi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x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oric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cillariaceae</text:p>
          </table:table-cell>
          <table:table-cell office:value-type="string" table:style-name="ce1">
            <text:p>Bacillariophyceae</text:p>
          </table:table-cell>
          <table:table-cell office:value-type="string" table:style-name="ce1">
            <text:p>Bacil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g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giaceae</text:p>
          </table:table-cell>
          <table:table-cell office:value-type="string" table:style-name="ce1">
            <text:p>Bangiophyceae</text:p>
          </table:table-cell>
          <table:table-cell office:value-type="string" table:style-name="ce1">
            <text:p>Bang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hy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rached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osto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thopectin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Notomy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oidae</text:p>
          </table:table-cell>
          <table:table-cell office:value-type="string" table:style-name="ce1">
            <text:p>Nuda</text:p>
          </table:table-cell>
          <table:table-cell office:value-type="string" table:style-name="ce1">
            <text:p>B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hy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b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em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Biem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ectipo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b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ni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J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stocladiaceae</text:p>
          </table:table-cell>
          <table:table-cell office:value-type="string" table:style-name="ce1">
            <text:p>Chytridiomycetes</text:p>
          </table:table-cell>
          <table:table-cell office:value-type="string" table:style-name="ce1">
            <text:p>Blastoclad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tt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t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enn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epharismidae</text:p>
          </table:table-cell>
          <table:table-cell office:value-type="string" table:style-name="ce1">
            <text:p>Heterotrichea</text:p>
          </table:table-cell>
          <table:table-cell office:value-type="string" table:style-name="ce1">
            <text:p>Heterotri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is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inopsidae</text:p>
          </table:table-cell>
          <table:table-cell office:value-type="string" table:style-name="ce1">
            <text:p>Tentaculata</text:p>
          </table:table-cell>
          <table:table-cell office:value-type="string" table:style-name="ce1">
            <text:p>Lob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mbinator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mby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elli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Echiuro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nemaiso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Bonnemaiso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dle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Cladoph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tri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thrid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tryococcaceae</text:p>
          </table:table-cell>
          <table:table-cell office:value-type="string" table:style-name="ce1">
            <text:p>Trebouxiophyceae</text:p>
          </table:table-cell>
          <table:table-cell office:value-type="string" table:style-name="ce1">
            <text:p>Treboux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gainvill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Anthoa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v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h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hycepha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are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sing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Brising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ss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Spatang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opsid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c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eogastr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culatri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fon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gul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pres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corp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rr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dl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igidae</text:p>
          </table:table-cell>
          <table:table-cell office:value-type="string" table:style-name="ce1">
            <text:p>Maxillopoda</text:p>
          </table:table-cell>
          <table:table-cell office:value-type="string" table:style-name="ce1">
            <text:p>Cope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chthy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pod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Calli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tham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trich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yspong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throp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yptocephalel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ba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stre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balops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stre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bar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el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is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tha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salidae</text:p>
          </table:table-cell>
          <table:table-cell office:value-type="string" table:style-name="ce1">
            <text:p>Monogenea</text:p>
          </table:table-cell>
          <table:table-cell office:value-type="string" table:style-name="ce1">
            <text:p>Capsal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ng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Carang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Card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oglyp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os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o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nicell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ulacanth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ulerp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vi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cidomy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phalodiscidae</text:p>
          </table:table-cell>
          <table:table-cell office:value-type="string" table:style-name="ce1">
            <text:p>Graptolithoidea</text:p>
          </table:table-cell>
          <table:table-cell office:value-type="string" table:style-name="ce1">
            <text:p>Cephalodisco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mby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m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todontidae</text:p>
          </table:table-cell>
          <table:table-cell office:value-type="string" table:style-name="ce1">
            <text:p>Sarcopterygii</text:p>
          </table:table-cell>
          <table:table-cell office:value-type="string" table:style-name="ce1">
            <text:p>Ceratodon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tophry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topog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c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copithec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v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yl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to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lc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l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aemy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p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Rhodym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tonellaceae</text:p>
          </table:table-cell>
          <table:table-cell office:value-type="string" table:style-name="ce1">
            <text:p>Raphidophyceae</text:p>
          </table:table-cell>
          <table:table-cell office:value-type="string" table:style-name="ce1">
            <text:p>Chattonell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iragon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l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Testud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ron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tonidae</text:p>
          </table:table-cell>
          <table:table-cell office:value-type="string" table:style-name="ce1">
            <text:p>Polyplacophora</text:p>
          </table:table-cell>
          <table:table-cell office:value-type="string" table:style-name="ce1">
            <text:p>Chito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ellaceae</text:p>
          </table:table-cell>
          <table:table-cell office:value-type="string" table:style-name="ce1">
            <text:p>Trebouxiophyceae</text:p>
          </table:table-cell>
          <table:table-cell office:value-type="string" table:style-name="ce1">
            <text:p>Chlorell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odendraceae</text:p>
          </table:table-cell>
          <table:table-cell office:value-type="string" table:style-name="ce1">
            <text:p>Chlorodendrophyceae</text:p>
          </table:table-cell>
          <table:table-cell office:value-type="string" table:style-name="ce1">
            <text:p>Chlorodend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ndri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hondri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ndrops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hondros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ndrops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d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da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eu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toglyp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mo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mulinaceae</text:p>
          </table:table-cell>
          <table:table-cell office:value-type="string" table:style-name="ce1">
            <text:p>Chrysophyceae</text:p>
          </table:table-cell>
          <table:table-cell office:value-type="string" table:style-name="ce1">
            <text:p>Chromul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ysome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ys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Neu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ad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a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hl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inde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oniidae</text:p>
          </table:table-cell>
          <table:table-cell office:value-type="string" table:style-name="ce1">
            <text:p>Aves</text:p>
          </table:table-cell>
          <table:table-cell office:value-type="string" table:style-name="ce1">
            <text:p>Ciconi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da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ida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m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o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Phleb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donych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dophor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Cladoph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dosteph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Sphace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m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veli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vicipitaceae</text:p>
          </table:table-cell>
          <table:table-cell office:value-type="string" table:style-name="ce1">
            <text:p>Sordariomycetes</text:p>
          </table:table-cell>
          <table:table-cell office:value-type="string" table:style-name="ce1">
            <text:p>Hypocre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vular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ona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liona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o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liona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o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drom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ypeaste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lypeast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bit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Cyprin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cin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di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logorg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l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losphaer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nagr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don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e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ohman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ubr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y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aster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atul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all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allin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orall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allis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bicul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Ven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dyl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imel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ix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me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mopteri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ta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r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mbe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m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ice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codyl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Crocodi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ptocer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pt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pto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ptosul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te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tenodisc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Paxill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tenu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cuj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cumari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Dendr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cul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tle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Cutle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boceph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cloramph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d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modoceaceae</text:p>
          </table:table-cell>
          <table:table-cell office:value-type="string" table:style-name="ce1">
            <text:p>Magnoliopsida</text:p>
          </table:table-cell>
          <table:table-cell office:value-type="string" table:style-name="ce1">
            <text:p>Alis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ni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pridinidae</text:p>
          </table:table-cell>
          <table:table-cell office:value-type="string" table:style-name="ce1">
            <text:p>Ostracoda</text:p>
          </table:table-cell>
          <table:table-cell office:value-type="string" table:style-name="ce1">
            <text:p>Myodocop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pri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Cyprin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stobacteraceae</text:p>
          </table:table-cell>
          <table:table-cell office:value-type="string" table:style-name="ce1">
            <text:p>Deltaproteobacteria</text:p>
          </table:table-cell>
          <table:table-cell office:value-type="string" table:style-name="ce1">
            <text:p>Myx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stoclo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stoseir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ctylop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mpfiell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a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wi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endr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yclad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Dasycla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y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yu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Dasyuromorp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esse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pha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drobat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dro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drophyll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Scleracti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manys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mateaceae</text:p>
          </table:table-cell>
          <table:table-cell office:value-type="string" table:style-name="ce1">
            <text:p>Leotiomycetes</text:p>
          </table:table-cell>
          <table:table-cell office:value-type="string" table:style-name="ce1">
            <text:p>Helot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mes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odo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acid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acido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anth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Buba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arest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Desmarest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pherom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sp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o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hotomosiphon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tyodendri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endr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tyo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Buba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tyot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Dictyo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yr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dem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ogen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plogaster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pr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sco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lichop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rat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pa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panosi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oso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mob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opht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mont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aliellaceae</text:p>
          </table:table-cell>
          <table:table-cell office:value-type="string" table:style-name="ce1">
            <text:p>Chlorophyceae</text:p>
          </table:table-cell>
          <table:table-cell office:value-type="string" table:style-name="ce1">
            <text:p>Volv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villae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ctiot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Dictyo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side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icty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tis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chin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Spinul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hinomet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amarodo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hinothuri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Echinothuri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tocarp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achis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ap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at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ct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ot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phan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obosc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utherodacty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el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el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Gorg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pidi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Elasi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ys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acogloss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p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cyr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omy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oploteuthidae</text:p>
          </table:table-cell>
          <table:table-cell office:value-type="string" table:style-name="ce1">
            <text:p>Cephalopoda</text:p>
          </table:table-cell>
          <table:table-cell office:value-type="string" table:style-name="ce1">
            <text:p>Oegop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omobry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hyd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izoan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qu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eriss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e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ethizon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inace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Eulipotyph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iocra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oty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ythrae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Trombid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periops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thm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blephar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cne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dendr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Anthoa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lo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pel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phyll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Scleracti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ptero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yleptidae</text:p>
          </table:table-cell>
          <table:table-cell office:value-type="string" table:style-name="ce1">
            <text:p>Rhabditophora</text:p>
          </table:table-cell>
          <table:table-cell office:value-type="string" table:style-name="ce1">
            <text:p>Polycla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y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yur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sciolar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eogastr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g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cherell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bellinops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ridobo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ust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mitopsidaceae</text:p>
          </table:table-cell>
          <table:table-cell office:value-type="string" table:style-name="ce1">
            <text:p>Basidiomycetes</text:p>
          </table:table-cell>
          <table:table-cell office:value-type="string" table:style-name="ce1">
            <text:p>Polyp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fic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erma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m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c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lg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rcella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lag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axaur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ax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Osme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um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er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arcop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kko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ech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id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elid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d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met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phil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Geophil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tridae</text:p>
          </table:table-cell>
          <table:table-cell office:value-type="string" table:style-name="ce1">
            <text:p>Cephalaspidomorphi</text:p>
          </table:table-cell>
          <table:table-cell office:value-type="string" table:style-name="ce1">
            <text:p>Petromyzon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tru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gartin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raff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aphy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iosipho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mer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Glom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ss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ssoso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cyphag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phipteri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ptocida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Stomopneust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napho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bb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Gobi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b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ph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i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iodomat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Gonyaula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io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iopectin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yaulac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Gonyaula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ylep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go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go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Gorg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gonocephal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Eurya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cila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raci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cilla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y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ymnodini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Gymnodi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yr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emadipsidae</text:p>
          </table:table-cell>
          <table:table-cell office:value-type="string" table:style-name="ce1">
            <text:p>Clitellata</text:p>
          </table:table-cell>
          <table:table-cell office:value-type="string" table:style-name="ce1">
            <text:p>Arhynchobd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chondr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lichond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c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med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ot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Lepet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p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yme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Halym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inoe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palosiphon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ploze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eophryn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i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Forcipu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iopor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Heliopor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ioze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erob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Neu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icrin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yrtocr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ieuryal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ipso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so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iscorp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corp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pi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man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pes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spe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der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Tylen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nem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ptery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a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rhabdit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xy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x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xabranch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mantari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Geophil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manthal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merometr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ppolyt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rudinidae</text:p>
          </table:table-cell>
          <table:table-cell office:value-type="string" table:style-name="ce1">
            <text:p>Clitellata</text:p>
          </table:table-cell>
          <table:table-cell office:value-type="string" table:style-name="ce1">
            <text:p>Hirudinid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rudisoma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zon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s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st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stiostom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opod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yrtocr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othuri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Holothur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ozo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plolaim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Tylen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math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mosir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aen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bio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dictyaceae</text:p>
          </table:table-cell>
          <table:table-cell office:value-type="string" table:style-name="ce1">
            <text:p>Chlorophyceae</text:p>
          </table:table-cell>
          <table:table-cell office:value-type="string" table:style-name="ce1">
            <text:p>Sphaerople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psy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pt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zoan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lod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medesm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menomonadaceae</text:p>
          </table:table-cell>
          <table:table-cell office:value-type="string" table:style-name="ce1">
            <text:p>Prymnesiophyceae</text:p>
          </table:table-cell>
          <table:table-cell office:value-type="string" table:style-name="ce1">
            <text:p>Coccolith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merhabd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gela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nobi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oceph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eroli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ogastr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stric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anth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Verong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a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hneum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talu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ua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urva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ri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trocho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cin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icty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hige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iid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Gorg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odicty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o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hom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xod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Ixodid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Jasp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idae</text:p>
          </table:table-cell>
          <table:table-cell office:value-type="string" table:style-name="ce1">
            <text:p>Calcarea</text:p>
          </table:table-cell>
          <table:table-cell office:value-type="string" table:style-name="ce1">
            <text:p>Leucosole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Julid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l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oster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Testud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rnmanni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Ulvale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b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ert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h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gan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lypeast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ina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py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siocam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ri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runcul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uxa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i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in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u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o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Lag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todacty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tolyngby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Synech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totyphlop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son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th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cettidae</text:p>
          </table:table-cell>
          <table:table-cell office:value-type="string" table:style-name="ce1">
            <text:p>Calcarea</text:p>
          </table:table-cell>
          <table:table-cell office:value-type="string" table:style-name="ce1">
            <text:p>Clathr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agor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bell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don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ac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ne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noze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ulidae</text:p>
          </table:table-cell>
          <table:table-cell office:value-type="string" table:style-name="ce1">
            <text:p>Merostomata</text:p>
          </table:table-cell>
          <table:table-cell office:value-type="string" table:style-name="ce1">
            <text:p>Xiphosu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otaeni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Geophil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yph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poscel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so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hod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hophyll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orall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hman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menta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Rhodym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cha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ric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ni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Spatang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ca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tja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c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co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ga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mant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mexy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onet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cropod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Diprotodo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r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tr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Ven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j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apteru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tel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Man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ametr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t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cistocephal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Geophil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gac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andry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ithae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it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o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olont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y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mbra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mbranipo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ipp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phi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ismopedi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Synech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cio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cole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Oscillato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cyst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Chro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hy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sphaeropsidaceae</text:p>
          </table:table-cell>
          <table:table-cell office:value-type="string" table:style-name="ce1">
            <text:p>Dothideomycetes</text:p>
          </table:table-cell>
          <table:table-cell office:value-type="string" table:style-name="ce1">
            <text:p>Pleosp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ich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hrod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chloze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an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oss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hi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padi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Molpa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m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odopsidaceae</text:p>
          </table:table-cell>
          <table:table-cell office:value-type="string" table:style-name="ce1">
            <text:p>Eustigmatophyceae</text:p>
          </table:table-cell>
          <table:table-cell office:value-type="string" table:style-name="ce1">
            <text:p>Eustig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paliidae</text:p>
          </table:table-cell>
          <table:table-cell office:value-type="string" table:style-name="ce1">
            <text:p>Polyplacophora</text:p>
          </table:table-cell>
          <table:table-cell office:value-type="string" table:style-name="ce1">
            <text:p>Chito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d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ae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Anguill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ic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eogastr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tel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ti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ca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ceto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ma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obatrach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ocasto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riapo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rmeleo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Neu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rrh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til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Myti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xi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uti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uc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n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ct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arcop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al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astom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sto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astom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opel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phthe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ptic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re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Phyllodoc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rit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ycloner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dal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pha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tid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ctu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stoc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he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hr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odo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onec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ymph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yss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ceanap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etr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topodidae</text:p>
          </table:table-cell>
          <table:table-cell office:value-type="string" table:style-name="ce1">
            <text:p>Cephalopoda</text:p>
          </table:table-cell>
          <table:table-cell office:value-type="string" table:style-name="ce1">
            <text:p>Oct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ulin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Scleracti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ont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ontopyg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stre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ec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edem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est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ino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chid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ystellommatoph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chi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cholaimidae</text:p>
          </table:table-cell>
          <table:table-cell office:value-type="string" table:style-name="ce1">
            <text:p>Adenophorea</text:p>
          </table:table-cell>
          <table:table-cell office:value-type="string" table:style-name="ce1">
            <text:p>Enop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ychi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ygenaceae</text:p>
          </table:table-cell>
          <table:table-cell office:value-type="string" table:style-name="ce1">
            <text:p>Deuteromycetes</text:p>
          </table:table-cell>
          <table:table-cell office:value-type="string" table:style-name="ce1">
            <text:p>Deuteromycot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onop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di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com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acant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dermat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acant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lepid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myx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acant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nereid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phol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pyrg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u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tom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acant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trich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ur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u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p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e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botrit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nithorhynch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Monotre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carellidae</text:p>
          </table:table-cell>
          <table:table-cell office:value-type="string" table:style-name="ce1">
            <text:p>Homoscleromorpha</text:p>
          </table:table-cell>
          <table:table-cell office:value-type="string" table:style-name="ce1">
            <text:p>Homoscleropho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cillatori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Oscillato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phronem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re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Ostre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ari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xyhalo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chastr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hybo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gur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a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Palm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mphi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agrolaim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or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Me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il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doxosoma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j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J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kalumm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murice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si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car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zoan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car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and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vlovaceae</text:p>
          </table:table-cell>
          <table:table-cell office:value-type="string" table:style-name="ce1">
            <text:p>Pavlovophyceae</text:p>
          </table:table-cell>
          <table:table-cell office:value-type="string" table:style-name="ce1">
            <text:p>Pavlovale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Pectin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Pect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mphi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natu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Pennatul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ta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thale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Pr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idini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Peridi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lohma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arcop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ophor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Phleb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myzontidae</text:p>
          </table:table-cell>
          <table:table-cell office:value-type="string" table:style-name="ce1">
            <text:p>Cephalaspidomorphi</text:p>
          </table:table-cell>
          <table:table-cell office:value-type="string" table:style-name="ce1">
            <text:p>Petromyzon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s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tal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lac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lange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Diprotodo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lang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langod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scolarc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Diprotodo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s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odrom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opota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orheith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laeothri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hysanoptera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Phloeodicty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loeodictyidae</text:p>
          </table:table-cell>
          <table:table-cell office:value-type="string" table:style-name="ce1">
            <text:p>Phloeodictyid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eniculidae</text:p>
          </table:table-cell>
          <table:table-cell office:value-type="string" table:style-name="ce1">
            <text:p>Aves</text:p>
          </table:table-cell>
          <table:table-cell office:value-type="string" table:style-name="ce1">
            <text:p>Coraci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lc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riospong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rmidi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Oscillato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rygan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ry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mblypy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rynosomat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id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a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ophor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ophor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Dendr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ostom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hi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tose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n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Ostre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p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saur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kinidae</text:p>
          </table:table-cell>
          <table:table-cell office:value-type="string" table:style-name="ce1">
            <text:p>Homoscleromorpha</text:p>
          </table:table-cell>
          <table:table-cell office:value-type="string" table:style-name="ce1">
            <text:p>Homoscleropho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kobranch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acogloss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nax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aenogastr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as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ygast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yp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yrhaco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ysto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ctosphaerellaceae</text:p>
          </table:table-cell>
          <table:table-cell office:value-type="string" table:style-name="ce1">
            <text:p>Sordariomycetes</text:p>
          </table:table-cell>
          <table:table-cell office:value-type="string" table:style-name="ce1">
            <text:p>Hypocreomycetid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osporaceae</text:p>
          </table:table-cell>
          <table:table-cell office:value-type="string" table:style-name="ce1">
            <text:p>Dothideomycetes</text:p>
          </table:table-cell>
          <table:table-cell office:value-type="string" table:style-name="ce1">
            <text:p>Pleosp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rom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thodont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Caud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urobranch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Pleurobran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xaur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ocam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Plocamiac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ocam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Ploc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otos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ut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oci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oc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ospong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entrop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er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itor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li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id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mast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lymast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poraceae</text:p>
          </table:table-cell>
          <table:table-cell office:value-type="string" table:style-name="ce1">
            <text:p>Basidiomycetes</text:p>
          </table:table-cell>
          <table:table-cell office:value-type="string" table:style-name="ce1">
            <text:p>Polyp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zoni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zon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an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cellan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Paxill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cellion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Is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un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mno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Gorg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totru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isocrin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Isocr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rocentr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Prorocent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athyrellaceae</text:p>
          </table:table-cell>
          <table:table-cell office:value-type="string" table:style-name="ce1">
            <text:p>Agaricomycetes</text:p>
          </table:table-cell>
          <table:table-cell office:value-type="string" table:style-name="ce1">
            <text:p>Agari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la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cerat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Verong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cerotidae</text:p>
          </table:table-cell>
          <table:table-cell office:value-type="string" table:style-name="ce1">
            <text:p>Rhabditophora</text:p>
          </table:table-cell>
          <table:table-cell office:value-type="string" table:style-name="ce1">
            <text:p>Polycla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coc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distom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keronopsidae</text:p>
          </table:table-cell>
          <table:table-cell office:value-type="string" table:style-name="ce1">
            <text:p>Spirotrichea</text:p>
          </table:table-cell>
          <table:table-cell office:value-type="string" table:style-name="ce1">
            <text:p>Urosty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phas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a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stichopod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Persic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so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l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Dendr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rop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arcop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y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ych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ychomy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y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e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aster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e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i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Pteri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oclad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elid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om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i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ychaden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ychoderidae</text:p>
          </table:table-cell>
          <table:table-cell office:value-type="string" table:style-name="ce1">
            <text:p>Enteropneusta</text:p>
          </table:table-cell>
          <table:table-cell office:value-type="string" table:style-name="ce1">
            <text:p>Enteropneus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cnoclavell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g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gomor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ochro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oglyp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rhoc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tho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ur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Stolid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xicepha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lfs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Ralfs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spail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x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uv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nil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Pennatul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bdit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cophor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g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gophthal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phid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nocric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nodermat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n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pi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zo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zophyllid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dobacteraceae</text:p>
          </table:table-cell>
          <table:table-cell office:value-type="string" table:style-name="ce1">
            <text:p>Alphaproteobacteria</text:p>
          </table:table-cell>
          <table:table-cell office:value-type="string" table:style-name="ce1">
            <text:p>Rhodobacte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domel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dyme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Rhodym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p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yaco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ssoell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tterell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al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bel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Sab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mandr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Caud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mo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almon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pin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tic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co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cop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gass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tur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phandr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phi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phiopod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raba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Lab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top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el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lorib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zopeta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Calli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zotrich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Oscillato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zyme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sto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reckenstei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ia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ina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ir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leritoderm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lerodactyl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Dendr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lerosom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Sclerotiniaceae</text:p>
          </table:table-cell>
          <table:table-cell office:value-type="string" table:style-name="ce1">
            <text:p>Leotiomycetes</text:p>
          </table:table-cell>
          <table:table-cell office:value-type="string" table:style-name="ce1">
            <text:p>Helot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lopendr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Scolopendr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ly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pal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Scopal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utell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utell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lypeast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ydm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ytonemat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ytosiphon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bde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Sebd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gestr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irococc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piidae</text:p>
          </table:table-cell>
          <table:table-cell office:value-type="string" table:style-name="ce1">
            <text:p>Cephalopoda</text:p>
          </table:table-cell>
          <table:table-cell office:value-type="string" table:style-name="ce1">
            <text:p>Sep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pu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Sab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ra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ri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tular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Lepto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s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ga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u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va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u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ar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iphonar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oclad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Cladoph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ocryp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iphonocry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ophor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iphonopho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o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zon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r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ro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eletonemaceae</text:p>
          </table:table-cell>
          <table:table-cell office:value-type="string" table:style-name="ce1">
            <text:p>Bacillariophyceae</text:p>
          </table:table-cell>
          <table:table-cell office:value-type="string" table:style-name="ce1">
            <text:p>Thalassiosi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ragdinel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nth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ander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Anthoa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ie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aerococc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e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enodont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Rhynchoceph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enop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in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in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astr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liona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obolel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obo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ostrep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stre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lachnid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Scytotham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ong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icty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ongioderm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orochn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Sporoch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yrid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phyl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thmop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inernemat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mmi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temmi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nopso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so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ch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Forcipu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chodacty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chopod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Aspid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gonemat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ichact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mopneust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Stomopneust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mozo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ongylocentrot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amarodo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el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Stolid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gnomm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gnop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locell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l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Streps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pocaul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Sphace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ergorg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eri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Suber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ul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tylommatoph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idas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l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Phyllodoc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nallact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Aspid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napt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A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ba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ch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chygloss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Monotre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assu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ctocephe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dan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lmatobi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mnopleu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amarodo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nebr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nthred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phr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ebel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Tereb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mop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sara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hy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hy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hy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i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ragnat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ranyc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Pr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tigo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nerocl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umast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umastoc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umetopo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lypho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Uropy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o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rapho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rid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i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os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ec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icty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ri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hysa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ros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ati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n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r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n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n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ph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p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sche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oc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tr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xopneust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amarodo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chyclad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rachycla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chypa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entepohli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Trentepoh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aenonyc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chogram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goni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muscu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Ellob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oz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ton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gos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goss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piometr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bipor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pai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Scan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b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Tro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lod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Umbraculid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dote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i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otrich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Ulotrich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v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Ulv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mbracu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Umbrac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a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opod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s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ejov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corp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ro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lut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Littorini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er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Ven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etil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Pennatul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onicel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ystellommatoph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siculari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ten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s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per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rgular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Pennatul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ver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vocaceae</text:p>
          </table:table-cell>
          <table:table-cell office:value-type="string" table:style-name="ce1">
            <text:p>Chlorophyceae</text:p>
          </table:table-cell>
          <table:table-cell office:value-type="string" table:style-name="ce1">
            <text:p>Chlamydomona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ulca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atersipo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terschmit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angel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X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Streps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e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ylariaceae</text:p>
          </table:table-cell>
          <table:table-cell office:value-type="string" table:style-name="ce1">
            <text:p>Sordariomycetes</text:p>
          </table:table-cell>
          <table:table-cell office:value-type="string" table:style-name="ce1">
            <text:p>Xy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yloryc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yst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ponomeu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Zoan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dar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ph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ro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Forcipu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steraceae</text:p>
          </table:table-cell>
          <table:table-cell office:value-type="string" table:style-name="ce1">
            <text:p>Magnoliopsida</text:p>
          </table:table-cell>
          <table:table-cell office:value-type="string" table:style-name="ce1">
            <text:p>Alis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yg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number-rows-repeated="1047486" table:style-name="ro1">
          <table:table-cell table:number-columns-repeated="16384"/>
        </table:table-row>
      </table:table>
      <table:table table:name="Class_ordered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Family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Ord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guill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Anguill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ae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Anguill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ng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Carang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bit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Cyprin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pri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Cyprin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bb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Gobi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Lab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ax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Osme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enn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hl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ot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b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b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th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tja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phronem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ra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ga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a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Perc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mon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almon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blycipit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g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chthy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ri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talu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lapteru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otos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uridae</text:p>
          </table:table-cell>
          <table:table-cell office:value-type="string" table:style-name="ce1">
            <text:p>Actinopterygii</text:p>
          </table:table-cell>
          <table:table-cell office:value-type="string" table:style-name="ce1">
            <text:p>Silu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cholaimidae</text:p>
          </table:table-cell>
          <table:table-cell office:value-type="string" table:style-name="ce1">
            <text:p>Adenophorea</text:p>
          </table:table-cell>
          <table:table-cell office:value-type="string" table:style-name="ce1">
            <text:p>Enop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athyrellaceae</text:p>
          </table:table-cell>
          <table:table-cell office:value-type="string" table:style-name="ce1">
            <text:p>Agaricomycetes</text:p>
          </table:table-cell>
          <table:table-cell office:value-type="string" table:style-name="ce1">
            <text:p>Agari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dobacteraceae</text:p>
          </table:table-cell>
          <table:table-cell office:value-type="string" table:style-name="ce1">
            <text:p>Alphaproteobacteria</text:p>
          </table:table-cell>
          <table:table-cell office:value-type="string" table:style-name="ce1">
            <text:p>Rhodobacte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caph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mbinator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hycepha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fon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yptocephalel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tophry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cloramph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drobat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utherodacty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eophryn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lod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nobi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eroli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todacty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tel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hy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obatrach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p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ychaden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xicephal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n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cophor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nodermat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phiopod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lmatobi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Anu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thodont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Caud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amandridae</text:p>
          </table:table-cell>
          <table:table-cell office:value-type="string" table:style-name="ce1">
            <text:p>Amphibia</text:p>
          </table:table-cell>
          <table:table-cell office:value-type="string" table:style-name="ce1">
            <text:p>Caud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i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iptas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math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chodacty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ichact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ctini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nthogorg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cyo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the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ospicular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are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vular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logorg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all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el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go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ithae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phthe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dal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murice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xaur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ongioderm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ergorg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bipor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e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lcy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pa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Antipa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lisel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Gorg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gon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Gorg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iid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Gorg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imno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Gorgon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iopor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Heliopor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natu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Pennatul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nil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Pennatul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etill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Pennatul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rgular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Pennatulac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ropor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Scleracti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drophyll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Scleracti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phylli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Scleracti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ulin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Scleracti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izoan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zoan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zoan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enop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anthidae</text:p>
          </table:table-cell>
          <table:table-cell office:value-type="string" table:style-name="ce1">
            <text:p>Anthozoa</text:p>
          </table:table-cell>
          <table:table-cell office:value-type="string" table:style-name="ce1">
            <text:p>Zoanthar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si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car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car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ry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mblypy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ele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ane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te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napho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yph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co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onop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odrom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lc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saur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tic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gestr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ragnat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rapho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rid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mi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dar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ran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r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oglyp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toglyp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cyphag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stiostom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oglyp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cop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idas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nterschmit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A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blyomm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Ix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ga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Ix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xod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Ix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manys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tose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oci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opod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rro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Mes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donych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me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ylep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astom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tal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lang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langod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oc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lerosom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ro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gnomm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gnops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locell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aenonyc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pil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strachipter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is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ohman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mpfiell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mob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um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ploze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man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noze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hman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chloze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hr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p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botrit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kalumm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eloriba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ctocephe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Orib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thale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Pr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ranyc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Prostig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arcop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hypochtho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arcop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lohman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arcop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ropt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arcop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th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corp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iscorpi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corp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ejov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Scorp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ythrae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Trombid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lyphonidae</text:p>
          </table:table-cell>
          <table:table-cell office:value-type="string" table:style-name="ce1">
            <text:p>Arachnida</text:p>
          </table:table-cell>
          <table:table-cell office:value-type="string" table:style-name="ce1">
            <text:p>Uropyg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veli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zo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dem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ozo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itor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li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distom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cnoclavell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tterell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mozo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Aplous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cidi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Phleb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on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Phleb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ophor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Phleb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ur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Stolid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elidae</text:p>
          </table:table-cell>
          <table:table-cell office:value-type="string" table:style-name="ce1">
            <text:p>Ascidiacea</text:p>
          </table:table-cell>
          <table:table-cell office:value-type="string" table:style-name="ce1">
            <text:p>Stolido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sing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Brising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Forcipu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i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Forcipu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ch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Forcipu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ro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Forcipu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nthopectin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Notomy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ropectin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Paxill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tenodisc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Paxill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cellan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Paxill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hin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Spinul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nth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h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in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opse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ner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i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iopectin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throd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ont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di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e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an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alv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aster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e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asteriidae</text:p>
          </table:table-cell>
          <table:table-cell office:value-type="string" table:style-name="ce1">
            <text:p>Asteroidea</text:p>
          </table:table-cell>
          <table:table-cell office:value-type="string" table:style-name="ce1">
            <text:p>Vel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tidae</text:p>
          </table:table-cell>
          <table:table-cell office:value-type="string" table:style-name="ce1">
            <text:p>Aves</text:p>
          </table:table-cell>
          <table:table-cell office:value-type="string" table:style-name="ce1">
            <text:p>Anser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oniidae</text:p>
          </table:table-cell>
          <table:table-cell office:value-type="string" table:style-name="ce1">
            <text:p>Aves</text:p>
          </table:table-cell>
          <table:table-cell office:value-type="string" table:style-name="ce1">
            <text:p>Ciconi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eniculidae</text:p>
          </table:table-cell>
          <table:table-cell office:value-type="string" table:style-name="ce1">
            <text:p>Aves</text:p>
          </table:table-cell>
          <table:table-cell office:value-type="string" table:style-name="ce1">
            <text:p>Coraci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cillariaceae</text:p>
          </table:table-cell>
          <table:table-cell office:value-type="string" table:style-name="ce1">
            <text:p>Bacillariophyceae</text:p>
          </table:table-cell>
          <table:table-cell office:value-type="string" table:style-name="ce1">
            <text:p>Bacil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eletonemaceae</text:p>
          </table:table-cell>
          <table:table-cell office:value-type="string" table:style-name="ce1">
            <text:p>Bacillariophyceae</text:p>
          </table:table-cell>
          <table:table-cell office:value-type="string" table:style-name="ce1">
            <text:p>Thalassiosi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ngiaceae</text:p>
          </table:table-cell>
          <table:table-cell office:value-type="string" table:style-name="ce1">
            <text:p>Bangiophyceae</text:p>
          </table:table-cell>
          <table:table-cell office:value-type="string" table:style-name="ce1">
            <text:p>Bang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mitopsidaceae</text:p>
          </table:table-cell>
          <table:table-cell office:value-type="string" table:style-name="ce1">
            <text:p>Basidiomycetes</text:p>
          </table:table-cell>
          <table:table-cell office:value-type="string" table:style-name="ce1">
            <text:p>Polyp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poraceae</text:p>
          </table:table-cell>
          <table:table-cell office:value-type="string" table:style-name="ce1">
            <text:p>Basidiomycetes</text:p>
          </table:table-cell>
          <table:table-cell office:value-type="string" table:style-name="ce1">
            <text:p>Polyp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Arc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c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Arc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di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Card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til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Myti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re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Ostre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nn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Ostreida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Pectin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Pect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i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Pteri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bicul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Ven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tr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Ven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neridae</text:p>
          </table:table-cell>
          <table:table-cell office:value-type="string" table:style-name="ce1">
            <text:p>Bivalvia</text:p>
          </table:table-cell>
          <table:table-cell office:value-type="string" table:style-name="ce1">
            <text:p>Ven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yopsid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ulerp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di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hotomosiphon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med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doteaceae</text:p>
          </table:table-cell>
          <table:table-cell office:value-type="string" table:style-name="ce1">
            <text:p>Bryopsidophyceae</text:p>
          </table:table-cell>
          <table:table-cell office:value-type="string" table:style-name="ce1">
            <text:p>Bryopsi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ucettidae</text:p>
          </table:table-cell>
          <table:table-cell office:value-type="string" table:style-name="ce1">
            <text:p>Calcarea</text:p>
          </table:table-cell>
          <table:table-cell office:value-type="string" table:style-name="ce1">
            <text:p>Clathr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nkinidae</text:p>
          </table:table-cell>
          <table:table-cell office:value-type="string" table:style-name="ce1">
            <text:p>Calcarea</text:p>
          </table:table-cell>
          <table:table-cell office:value-type="string" table:style-name="ce1">
            <text:p>Leucosole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tridae</text:p>
          </table:table-cell>
          <table:table-cell office:value-type="string" table:style-name="ce1">
            <text:p>Cephalaspidomorphi</text:p>
          </table:table-cell>
          <table:table-cell office:value-type="string" table:style-name="ce1">
            <text:p>Petromyzon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myzontidae</text:p>
          </table:table-cell>
          <table:table-cell office:value-type="string" table:style-name="ce1">
            <text:p>Cephalaspidomorphi</text:p>
          </table:table-cell>
          <table:table-cell office:value-type="string" table:style-name="ce1">
            <text:p>Petromyzon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topodidae</text:p>
          </table:table-cell>
          <table:table-cell office:value-type="string" table:style-name="ce1">
            <text:p>Cephalopoda</text:p>
          </table:table-cell>
          <table:table-cell office:value-type="string" table:style-name="ce1">
            <text:p>Oct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oploteuthidae</text:p>
          </table:table-cell>
          <table:table-cell office:value-type="string" table:style-name="ce1">
            <text:p>Cephalopoda</text:p>
          </table:table-cell>
          <table:table-cell office:value-type="string" table:style-name="ce1">
            <text:p>Oegop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piidae</text:p>
          </table:table-cell>
          <table:table-cell office:value-type="string" table:style-name="ce1">
            <text:p>Cephalopoda</text:p>
          </table:table-cell>
          <table:table-cell office:value-type="string" table:style-name="ce1">
            <text:p>Sep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phil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Geophil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mantari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Geophil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notaeni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Geophil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cistocephal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Geophil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lopendridae</text:p>
          </table:table-cell>
          <table:table-cell office:value-type="string" table:style-name="ce1">
            <text:p>Chilopoda</text:p>
          </table:table-cell>
          <table:table-cell office:value-type="string" table:style-name="ce1">
            <text:p>Scolopendr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odendraceae</text:p>
          </table:table-cell>
          <table:table-cell office:value-type="string" table:style-name="ce1">
            <text:p>Chlorodendrophyceae</text:p>
          </table:table-cell>
          <table:table-cell office:value-type="string" table:style-name="ce1">
            <text:p>Chlorodend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olvocaceae</text:p>
          </table:table-cell>
          <table:table-cell office:value-type="string" table:style-name="ce1">
            <text:p>Chlorophyceae</text:p>
          </table:table-cell>
          <table:table-cell office:value-type="string" table:style-name="ce1">
            <text:p>Chlamydomona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dictyaceae</text:p>
          </table:table-cell>
          <table:table-cell office:value-type="string" table:style-name="ce1">
            <text:p>Chlorophyceae</text:p>
          </table:table-cell>
          <table:table-cell office:value-type="string" table:style-name="ce1">
            <text:p>Sphaerople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aliellaceae</text:p>
          </table:table-cell>
          <table:table-cell office:value-type="string" table:style-name="ce1">
            <text:p>Chlorophyceae</text:p>
          </table:table-cell>
          <table:table-cell office:value-type="string" table:style-name="ce1">
            <text:p>Volv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mulinaceae</text:p>
          </table:table-cell>
          <table:table-cell office:value-type="string" table:style-name="ce1">
            <text:p>Chrysophyceae</text:p>
          </table:table-cell>
          <table:table-cell office:value-type="string" table:style-name="ce1">
            <text:p>Chromul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stocladiaceae</text:p>
          </table:table-cell>
          <table:table-cell office:value-type="string" table:style-name="ce1">
            <text:p>Chytridiomycetes</text:p>
          </table:table-cell>
          <table:table-cell office:value-type="string" table:style-name="ce1">
            <text:p>Blastoclad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emadipsidae</text:p>
          </table:table-cell>
          <table:table-cell office:value-type="string" table:style-name="ce1">
            <text:p>Clitellata</text:p>
          </table:table-cell>
          <table:table-cell office:value-type="string" table:style-name="ce1">
            <text:p>Arhynchobd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rudinidae</text:p>
          </table:table-cell>
          <table:table-cell office:value-type="string" table:style-name="ce1">
            <text:p>Clitellata</text:p>
          </table:table-cell>
          <table:table-cell office:value-type="string" table:style-name="ce1">
            <text:p>Hirudinid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edon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aster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atul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merometr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iametr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piometr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omat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icrin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yrtocr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opod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Cyrtocr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isocrinidae</text:p>
          </table:table-cell>
          <table:table-cell office:value-type="string" table:style-name="ce1">
            <text:p>Crinoidea</text:p>
          </table:table-cell>
          <table:table-cell office:value-type="string" table:style-name="ce1">
            <text:p>Isocr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anothec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Chro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cyst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Chro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anizomenon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scherell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palosiphon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stoc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ytonemat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gonemat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Nost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cole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Oscillato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cillatori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Oscillato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rmidi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Oscillato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zotrich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Oscillato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tolyngby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Synech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rismopediaceae</text:p>
          </table:table-cell>
          <table:table-cell office:value-type="string" table:style-name="ce1">
            <text:p>Cyanophyceae</text:p>
          </table:table-cell>
          <table:table-cell office:value-type="string" table:style-name="ce1">
            <text:p>Synech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stobacteraceae</text:p>
          </table:table-cell>
          <table:table-cell office:value-type="string" table:style-name="ce1">
            <text:p>Deltaproteobacteria</text:p>
          </table:table-cell>
          <table:table-cell office:value-type="string" table:style-name="ce1">
            <text:p>Myxococ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elas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gela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roscler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gela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merhabd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gela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or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stropho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xi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x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xy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x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spail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Ax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em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Biem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anth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Buba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tyo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Buba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ndri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hondri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ndrops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hondros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ona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liona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o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liona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astr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Cliona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rwi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endr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tyodendri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endr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side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icty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rcin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icty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ong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icty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rec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Dictyocer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io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drom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chondr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lichond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yspong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l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pha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s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Phloeodicty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chino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Hymedesmiid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eanap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etros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r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ndrops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losphaer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mbe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acid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acido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periops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medesm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otrocho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odicty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runcul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cio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ca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xi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riospong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ospong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dan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eci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mast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Polymast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pal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Scopali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eri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Suber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hy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hy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cor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zoric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throp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allis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di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asp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opelt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hastr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rom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leritoderm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i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eo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oos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ulca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etractin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chyclad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Trachycla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lysin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Verongiida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Aplys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Verong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anthell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Verong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ceratinidae</text:p>
          </table:table-cell>
          <table:table-cell office:value-type="string" table:style-name="ce1">
            <text:p>Demospongiae</text:p>
          </table:table-cell>
          <table:table-cell office:value-type="string" table:style-name="ce1">
            <text:p>Verong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ygenaceae</text:p>
          </table:table-cell>
          <table:table-cell office:value-type="string" table:style-name="ce1">
            <text:p>Deuteromycetes</text:p>
          </table:table-cell>
          <table:table-cell office:value-type="string" table:style-name="ce1">
            <text:p>Deuteromycot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iodomat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Gonyaula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yaulac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Gonyaula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ymnodini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Gymnodi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ridini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Peridi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rocentraceae</text:p>
          </table:table-cell>
          <table:table-cell office:value-type="string" table:style-name="ce1">
            <text:p>Dinophyceae</text:p>
          </table:table-cell>
          <table:table-cell office:value-type="string" table:style-name="ce1">
            <text:p>Prorocent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acion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Calli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pod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Calli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zopeta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Calli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mer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Glom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ni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J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J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j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J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pt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rat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yur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mph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rct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radoxosoma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yrhaco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g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ystodesm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de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rudisoma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zon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zoni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zon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o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Polyzon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ocryp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iphonocry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ophor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iphonopho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oridobo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chybo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nocric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obolel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obo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goni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bo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ba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stre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balops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stre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dontopyg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stre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irostrept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pirostrep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mmiulidae</text:p>
          </table:table-cell>
          <table:table-cell office:value-type="string" table:style-name="ce1">
            <text:p>Diplopoda</text:p>
          </table:table-cell>
          <table:table-cell office:value-type="string" table:style-name="ce1">
            <text:p>Stemmi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crosphaeropsidaceae</text:p>
          </table:table-cell>
          <table:table-cell office:value-type="string" table:style-name="ce1">
            <text:p>Dothideomycetes</text:p>
          </table:table-cell>
          <table:table-cell office:value-type="string" table:style-name="ce1">
            <text:p>Pleosp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osporaceae</text:p>
          </table:table-cell>
          <table:table-cell office:value-type="string" table:style-name="ce1">
            <text:p>Dothideomycetes</text:p>
          </table:table-cell>
          <table:table-cell office:value-type="string" table:style-name="ce1">
            <text:p>Pleosp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hinomet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amarodo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rongylocentrot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amarodo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mnopleu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amarodo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xopneust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amarodo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da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ida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riclype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lypeast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ypeaste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lypeast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gan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lypeast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utell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Clypeast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hinothuri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Echinothuri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iss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Spatang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veni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Spatang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ptocidar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Stomopneust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omopneustidae</text:p>
          </table:table-cell>
          <table:table-cell office:value-type="string" table:style-name="ce1">
            <text:p>Echinoidea</text:p>
          </table:table-cell>
          <table:table-cell office:value-type="string" table:style-name="ce1">
            <text:p>Stomopneust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ychoderidae</text:p>
          </table:table-cell>
          <table:table-cell office:value-type="string" table:style-name="ce1">
            <text:p>Enteropneusta</text:p>
          </table:table-cell>
          <table:table-cell office:value-type="string" table:style-name="ce1">
            <text:p>Enteropneus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nodopsidaceae</text:p>
          </table:table-cell>
          <table:table-cell office:value-type="string" table:style-name="ce1">
            <text:p>Eustigmatophyceae</text:p>
          </table:table-cell>
          <table:table-cell office:value-type="string" table:style-name="ce1">
            <text:p>Eustig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rosymphyt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Acrosymphy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nemaiso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Bonnemaiso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tham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m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esse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domel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yrid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rangel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er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allin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orall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hophyll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Corall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id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elid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oclad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elid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schoug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ulacanth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stoclo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mont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rcella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gartin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iosipho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ophor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id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zophyllid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issoell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ie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aerococc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igarti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cila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Graci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yme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Halym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axaur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agor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al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ina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mastom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sto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izyme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Nemasto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lma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Palm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ocam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Plocamiace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ocam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Plocam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p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Rhodym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mentar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Rhodym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dyme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Rhodym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bdeniaceae</text:p>
          </table:table-cell>
          <table:table-cell office:value-type="string" table:style-name="ce1">
            <text:p>Florideophyceae</text:p>
          </table:table-cell>
          <table:table-cell office:value-type="string" table:style-name="ce1">
            <text:p>Sebden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lys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Aplys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nax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aenogastr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laj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l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minoe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phandr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aragdinel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ephalasp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rit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Cycloner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muscu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Ellob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ot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Lepet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lut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Littorini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c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eogastr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sciolar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eogastr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ic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eogastr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egir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m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hy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dl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omo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ndro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sco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abellinops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nio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xabranch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in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rrh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chidori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id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er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hyd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ton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Nudibranc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urobranch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Pleurobran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ys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acogloss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kobranch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acogloss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ar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iphonar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ubul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tylommatoph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chidi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ystellommatoph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ronicel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Systellommatoph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rb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Tro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ylodin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Umbrac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mbraculidae</text:p>
          </table:table-cell>
          <table:table-cell office:value-type="string" table:style-name="ce1">
            <text:p>Gastropoda</text:p>
          </table:table-cell>
          <table:table-cell office:value-type="string" table:style-name="ce1">
            <text:p>Umbrac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phalodiscidae</text:p>
          </table:table-cell>
          <table:table-cell office:value-type="string" table:style-name="ce1">
            <text:p>Graptolithoidea</text:p>
          </table:table-cell>
          <table:table-cell office:value-type="string" table:style-name="ce1">
            <text:p>Cephalodisco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nicell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tectipo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gul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ptosul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ct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lust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mbranipo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riapo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atersipor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heil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siculariidae</text:p>
          </table:table-cell>
          <table:table-cell office:value-type="string" table:style-name="ce1">
            <text:p>Gymnolaemata</text:p>
          </table:table-cell>
          <table:table-cell office:value-type="string" table:style-name="ce1">
            <text:p>Ctenostoma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epharismidae</text:p>
          </table:table-cell>
          <table:table-cell office:value-type="string" table:style-name="ce1">
            <text:p>Heterotrichea</text:p>
          </table:table-cell>
          <table:table-cell office:value-type="string" table:style-name="ce1">
            <text:p>Heterotri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napt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A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ichopod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Aspid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nallact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Aspid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cumari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Dendr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ophor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Dendr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l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Dendr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lerodactyl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Dendrochiro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pidi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Elasipo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lothuri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Holothuri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padi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Molpa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stichopodidae</text:p>
          </table:table-cell>
          <table:table-cell office:value-type="string" table:style-name="ce1">
            <text:p>Holothurioidea</text:p>
          </table:table-cell>
          <table:table-cell office:value-type="string" table:style-name="ce1">
            <text:p>Persicu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carellidae</text:p>
          </table:table-cell>
          <table:table-cell office:value-type="string" table:style-name="ce1">
            <text:p>Homoscleromorpha</text:p>
          </table:table-cell>
          <table:table-cell office:value-type="string" table:style-name="ce1">
            <text:p>Homoscleropho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kinidae</text:p>
          </table:table-cell>
          <table:table-cell office:value-type="string" table:style-name="ce1">
            <text:p>Homoscleromorpha</text:p>
          </table:table-cell>
          <table:table-cell office:value-type="string" table:style-name="ce1">
            <text:p>Homoscleropho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ugainvill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Anthoa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dendr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Anthoa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ander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Anthoa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laophen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Lepto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tulariidae</text:p>
          </table:table-cell>
          <table:table-cell office:value-type="string" table:style-name="ce1">
            <text:p>Hydrozoa</text:p>
          </table:table-cell>
          <table:table-cell office:value-type="string" table:style-name="ce1">
            <text:p>Leptothec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ec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phizo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as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ob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ri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o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tela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tri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thrid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e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u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pres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yrr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tha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a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mby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yl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to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ysome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inde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m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cin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y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pto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cuj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rcul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boceph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y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mes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odo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opht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y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tis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at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domy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oty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cne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tru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aphy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yr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p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s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st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py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tri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i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ca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mexy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andry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o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olont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y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rd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ceto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tid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edem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s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ssand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lac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yp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la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i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ochro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gophthal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pi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zo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pin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phi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raba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ir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ly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ydm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lva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in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phyl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nebr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nerocl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ros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achypa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gos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ogoss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ph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e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yr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tomobry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pogastr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o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an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ychi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d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inthu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moc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Collembo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fic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erma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b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tt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at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yptocer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xyhalo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cty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romyz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my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ib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cidomy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topog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maemy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ron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l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l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lichop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oso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mp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phyd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n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ss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uxa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ncha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lich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est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ysto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roctotru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ych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g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copha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top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ia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mu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ba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ch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phr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p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id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D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nthoso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y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c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losto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lis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m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imel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ix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d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r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oceph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oric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ga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uc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onec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nta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as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rhoc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duv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op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l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utell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r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ssara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umast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umastoc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n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ete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el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eyr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c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ad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ica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c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ctylop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lpha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sp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panosi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pel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a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lg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h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rgar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mbra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mphi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coc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y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oz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om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pul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dr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h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el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thy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lc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le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br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ni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pr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cyr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lo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yto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g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rm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lic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a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chneum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r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gac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lit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ti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ma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yss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mphi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atygast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om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el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o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r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e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nthred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n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ph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ichogram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es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Hyme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i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al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r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st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suti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ino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ri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mi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mop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Is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rolep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ris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gyresth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utosti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rached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mby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rach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ucculatri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rposi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eu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e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mopteri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am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tenu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na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repa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achis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eb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iocra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thm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ptero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lech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omet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yphipteri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acilla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lioze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pi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spe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curva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hom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siocam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ac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c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mant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yonet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m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ptic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ctu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odo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ymph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ec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ino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pil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ute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y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er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a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tur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hreckenstei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s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in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thmop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aumetopo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ati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yr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n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scher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rtri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a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yloryc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ponomeu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yga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Lepid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Man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or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Me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rys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Neu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erob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Neu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rmeleon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Neu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h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don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enagrio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don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bellu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don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r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apherom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yl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rgomorp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phidopho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mal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ttigon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Ort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atheme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a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pteryg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a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a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phas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ato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nem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s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hasm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ipso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so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posceli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so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o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so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nopsoc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Psoc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lo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Streps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e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Strepsi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eolothri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hysa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laeothri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hysa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hrip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hysan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ossosomat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bios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psych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dropt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ne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ann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opotam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ilorheithr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rygane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lycentropod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ychomyi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yacophilidae</text:p>
          </table:table-cell>
          <table:table-cell office:value-type="string" table:style-name="ce1">
            <text:p>Insecta</text:p>
          </table:table-cell>
          <table:table-cell office:value-type="string" table:style-name="ce1">
            <text:p>Trich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rmateaceae</text:p>
          </table:table-cell>
          <table:table-cell office:value-type="string" table:style-name="ce1">
            <text:p>Leotiomycetes</text:p>
          </table:table-cell>
          <table:table-cell office:value-type="string" table:style-name="ce1">
            <text:p>Helotiales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Sclerotiniaceae</text:p>
          </table:table-cell>
          <table:table-cell office:value-type="string" table:style-name="ce1">
            <text:p>Leotiomycetes</text:p>
          </table:table-cell>
          <table:table-cell office:value-type="string" table:style-name="ce1">
            <text:p>Helot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modoceaceae</text:p>
          </table:table-cell>
          <table:table-cell office:value-type="string" table:style-name="ce1">
            <text:p>Magnoliopsida</text:p>
          </table:table-cell>
          <table:table-cell office:value-type="string" table:style-name="ce1">
            <text:p>Alis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osteraceae</text:p>
          </table:table-cell>
          <table:table-cell office:value-type="string" table:style-name="ce1">
            <text:p>Magnoliopsida</text:p>
          </table:table-cell>
          <table:table-cell office:value-type="string" table:style-name="ce1">
            <text:p>Alisma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bar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iragon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ogen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ppolyt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thod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j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nipp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gur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tun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Deca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madillidi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Is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rcellionidae</text:p>
          </table:table-cell>
          <table:table-cell office:value-type="string" table:style-name="ce1">
            <text:p>Malacostraca</text:p>
          </table:table-cell>
          <table:table-cell office:value-type="string" table:style-name="ce1">
            <text:p>Iso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ntilocap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v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mel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v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iraff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yassu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Arti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n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l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rpes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aen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phi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stel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ari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rs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ver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arnivo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loss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hi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yllostom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Chiropte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yu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Dasyuromorph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cropod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Diprotodo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lange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Diprotodo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ascolarc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Diprotodo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inace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Eulipotyph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o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Lagomorp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nithorhynch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Monotre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chygloss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Monotre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qu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erissodacty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o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litrich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copithec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lag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dri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mu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ima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ephan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Probosc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sto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vi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ice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ethizont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stric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u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yocastor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Ro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upaiidae</text:p>
          </table:table-cell>
          <table:table-cell office:value-type="string" table:style-name="ce1">
            <text:p>Mammalia</text:p>
          </table:table-cell>
          <table:table-cell office:value-type="string" table:style-name="ce1">
            <text:p>Scandent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ligidae</text:p>
          </table:table-cell>
          <table:table-cell office:value-type="string" table:style-name="ce1">
            <text:p>Maxillopoda</text:p>
          </table:table-cell>
          <table:table-cell office:value-type="string" table:style-name="ce1">
            <text:p>Copepo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mulidae</text:p>
          </table:table-cell>
          <table:table-cell office:value-type="string" table:style-name="ce1">
            <text:p>Merostomata</text:p>
          </table:table-cell>
          <table:table-cell office:value-type="string" table:style-name="ce1">
            <text:p>Xiphosu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aceae</text:p>
          </table:table-cell>
          <table:table-cell office:value-type="string" table:style-name="ce1">
            <text:p>Monocotyledonae</text:p>
          </table:table-cell>
          <table:table-cell office:value-type="string" table:style-name="ce1">
            <text:p>A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salidae</text:p>
          </table:table-cell>
          <table:table-cell office:value-type="string" table:style-name="ce1">
            <text:p>Monogenea</text:p>
          </table:table-cell>
          <table:table-cell office:value-type="string" table:style-name="ce1">
            <text:p>Capsal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roidae</text:p>
          </table:table-cell>
          <table:table-cell office:value-type="string" table:style-name="ce1">
            <text:p>Nuda</text:p>
          </table:table-cell>
          <table:table-cell office:value-type="string" table:style-name="ce1">
            <text:p>Bero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mieuryal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lepid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nereid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phol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trich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Amphilepi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steronych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Eurya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orgonocephal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Eurya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com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acant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dermat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acant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myx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acant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tom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acant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opyrg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u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phiuridae</text:p>
          </table:table-cell>
          <table:table-cell office:value-type="string" table:style-name="ce1">
            <text:p>Ophiuroidea</text:p>
          </table:table-cell>
          <table:table-cell office:value-type="string" table:style-name="ce1">
            <text:p>Ophiu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pridinidae</text:p>
          </table:table-cell>
          <table:table-cell office:value-type="string" table:style-name="ce1">
            <text:p>Ostracoda</text:p>
          </table:table-cell>
          <table:table-cell office:value-type="string" table:style-name="ce1">
            <text:p>Myodocop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vlovaceae</text:p>
          </table:table-cell>
          <table:table-cell office:value-type="string" table:style-name="ce1">
            <text:p>Pavlovophyceae</text:p>
          </table:table-cell>
          <table:table-cell office:value-type="string" table:style-name="ce1">
            <text:p>Pavlov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utle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Cutle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smarest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Desmarest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ctyot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Dictyo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yctiot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Dictyot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inetospor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da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ctocarp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hige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ytosiphon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Ectocarp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stoseir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rvillae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uc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imanthal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rmosir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the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rgass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irococc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Fu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a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ord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sta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minar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sson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Lamin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lfs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Ralfs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lachnidi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Scytotham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dosteph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Sphace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ypocaul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Sphace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orochnaceae</text:p>
          </table:table-cell>
          <table:table-cell office:value-type="string" table:style-name="ce1">
            <text:p>Phaeophyceae</text:p>
          </table:table-cell>
          <table:table-cell office:value-type="string" table:style-name="ce1">
            <text:p>Sporochn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loeodictyidae</text:p>
          </table:table-cell>
          <table:table-cell office:value-type="string" table:style-name="ce1">
            <text:p>Phloeodictyidae</text:p>
          </table:table-cell>
          <table:table-cell office:value-type="string" table:style-name="ce1">
            <text:p>Haploscler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renico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Capit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nelli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Echiuroide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re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Phyllodoc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yl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Phyllodoc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abel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Sab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pu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Sab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erebellidae</text:p>
          </table:table-cell>
          <table:table-cell office:value-type="string" table:style-name="ce1">
            <text:p>Polychaeta</text:p>
          </table:table-cell>
          <table:table-cell office:value-type="string" table:style-name="ce1">
            <text:p>Terebel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anthochitonidae</text:p>
          </table:table-cell>
          <table:table-cell office:value-type="string" table:style-name="ce1">
            <text:p>Polyplacophora</text:p>
          </table:table-cell>
          <table:table-cell office:value-type="string" table:style-name="ce1">
            <text:p>Chito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itonidae</text:p>
          </table:table-cell>
          <table:table-cell office:value-type="string" table:style-name="ce1">
            <text:p>Polyplacophora</text:p>
          </table:table-cell>
          <table:table-cell office:value-type="string" table:style-name="ce1">
            <text:p>Chito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paliidae</text:p>
          </table:table-cell>
          <table:table-cell office:value-type="string" table:style-name="ce1">
            <text:p>Polyplacophora</text:p>
          </table:table-cell>
          <table:table-cell office:value-type="string" table:style-name="ce1">
            <text:p>Chiton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ymenomonadaceae</text:p>
          </table:table-cell>
          <table:table-cell office:value-type="string" table:style-name="ce1">
            <text:p>Prymnesiophyceae</text:p>
          </table:table-cell>
          <table:table-cell office:value-type="string" table:style-name="ce1">
            <text:p>Coccolith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attonellaceae</text:p>
          </table:table-cell>
          <table:table-cell office:value-type="string" table:style-name="ce1">
            <text:p>Raphidophyceae</text:p>
          </table:table-cell>
          <table:table-cell office:value-type="string" table:style-name="ce1">
            <text:p>Chattonell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ligator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Crocodi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rocodyl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Crocodi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henodont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Rhynchocephal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mphisbae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lubr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rdyl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ap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blephar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kko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gua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cert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eptotyphlop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hrynosomat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ytho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iper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Squam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el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Testud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inosternidae</text:p>
          </table:table-cell>
          <table:table-cell office:value-type="string" table:style-name="ce1">
            <text:p>Reptilia</text:p>
          </table:table-cell>
          <table:table-cell office:value-type="string" table:style-name="ce1">
            <text:p>Testudi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ryleptidae</text:p>
          </table:table-cell>
          <table:table-cell office:value-type="string" table:style-name="ce1">
            <text:p>Rhabditophora</text:p>
          </table:table-cell>
          <table:table-cell office:value-type="string" table:style-name="ce1">
            <text:p>Polycla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cerotidae</text:p>
          </table:table-cell>
          <table:table-cell office:value-type="string" table:style-name="ce1">
            <text:p>Rhabditophora</text:p>
          </table:table-cell>
          <table:table-cell office:value-type="string" table:style-name="ce1">
            <text:p>Polyclad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eratodontidae</text:p>
          </table:table-cell>
          <table:table-cell office:value-type="string" table:style-name="ce1">
            <text:p>Sarcopterygii</text:p>
          </table:table-cell>
          <table:table-cell office:value-type="string" table:style-name="ce1">
            <text:p>Ceratodontiform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iplogaster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rhabdit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anagrolaim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habdit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einernemat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Rhabdit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helenchoid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Tylen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teroder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Tylen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oplolaimidae</text:p>
          </table:table-cell>
          <table:table-cell office:value-type="string" table:style-name="ce1">
            <text:p>Secernentea</text:p>
          </table:table-cell>
          <table:table-cell office:value-type="string" table:style-name="ce1">
            <text:p>Tylench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vicipitaceae</text:p>
          </table:table-cell>
          <table:table-cell office:value-type="string" table:style-name="ce1">
            <text:p>Sordariomycetes</text:p>
          </table:table-cell>
          <table:table-cell office:value-type="string" table:style-name="ce1">
            <text:p>Hypocre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ectosphaerellaceae</text:p>
          </table:table-cell>
          <table:table-cell office:value-type="string" table:style-name="ce1">
            <text:p>Sordariomycetes</text:p>
          </table:table-cell>
          <table:table-cell office:value-type="string" table:style-name="ce1">
            <text:p>Hypocreomycetida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ylariaceae</text:p>
          </table:table-cell>
          <table:table-cell office:value-type="string" table:style-name="ce1">
            <text:p>Sordariomycetes</text:p>
          </table:table-cell>
          <table:table-cell office:value-type="string" table:style-name="ce1">
            <text:p>Xylar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seudokeronopsidae</text:p>
          </table:table-cell>
          <table:table-cell office:value-type="string" table:style-name="ce1">
            <text:p>Spirotrichea</text:p>
          </table:table-cell>
          <table:table-cell office:value-type="string" table:style-name="ce1">
            <text:p>Urostyli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linopsidae</text:p>
          </table:table-cell>
          <table:table-cell office:value-type="string" table:style-name="ce1">
            <text:p>Tentaculata</text:p>
          </table:table-cell>
          <table:table-cell office:value-type="string" table:style-name="ce1">
            <text:p>Loba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lorellaceae</text:p>
          </table:table-cell>
          <table:table-cell office:value-type="string" table:style-name="ce1">
            <text:p>Trebouxiophyceae</text:p>
          </table:table-cell>
          <table:table-cell office:value-type="string" table:style-name="ce1">
            <text:p>Chlorell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tryococcaceae</text:p>
          </table:table-cell>
          <table:table-cell office:value-type="string" table:style-name="ce1">
            <text:p>Trebouxiophyceae</text:p>
          </table:table-cell>
          <table:table-cell office:value-type="string" table:style-name="ce1">
            <text:p>Treboux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odle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Cladoph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ladophor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Cladoph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phonoclad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Cladophor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yclad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Dasyclad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entepohli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Trentepohli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otrich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Ulotrich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ornmanni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Ulv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lvaceae</text:p>
          </table:table-cell>
          <table:table-cell office:value-type="string" table:style-name="ce1">
            <text:p>Ulvophyceae</text:p>
          </table:table-cell>
          <table:table-cell office:value-type="string" table:style-name="ce1">
            <text:p>Ulvales</text:p>
          </table:table-cell>
          <table:table-cell table:number-columns-repeated="16381"/>
        </table:table-row>
        <table:table-row table:number-rows-repeated="1047510" table:style-name="ro1">
          <table:table-cell table:number-columns-repeated="16384"/>
        </table:table-row>
      </table:table>
      <table:table table:name="Dinamic_Table_And_Graph" table:style-name="ta3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Pherobase Clas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%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string" table:style-name="ce5">
            <text:p>Insecta</text:p>
          </table:table-cell>
          <table:table-cell office:value-type="float" office:value="368" table:style-name="ce4">
            <text:p>368</text:p>
          </table:table-cell>
          <table:table-cell office:value-type="percentage" office:value="0.34553990610328639" table:style-name="ce6">
            <text:p>34,55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rachnida</text:p>
          </table:table-cell>
          <table:table-cell office:value-type="float" office:value="81" table:style-name="ce4">
            <text:p>81</text:p>
          </table:table-cell>
          <table:table-cell office:value-type="percentage" office:value="7.605633802816901E-2" table:style-name="ce6">
            <text:p>7,61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mospongiae</text:p>
          </table:table-cell>
          <table:table-cell office:value-type="float" office:value="73" table:style-name="ce4">
            <text:p>73</text:p>
          </table:table-cell>
          <table:table-cell office:value-type="percentage" office:value="6.8544600938967137E-2" table:style-name="ce6">
            <text:p>6,85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nthozoa</text:p>
          </table:table-cell>
          <table:table-cell office:value-type="float" office:value="43" table:style-name="ce4">
            <text:p>43</text:p>
          </table:table-cell>
          <table:table-cell office:value-type="percentage" office:value="4.0375586854460091E-2" table:style-name="ce6">
            <text:p>4,04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astropoda</text:p>
          </table:table-cell>
          <table:table-cell office:value-type="float" office:value="42" table:style-name="ce4">
            <text:p>42</text:p>
          </table:table-cell>
          <table:table-cell office:value-type="percentage" office:value="3.9436619718309862E-2" table:style-name="ce6">
            <text:p>3,94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mmalia</text:p>
          </table:table-cell>
          <table:table-cell office:value-type="float" office:value="41" table:style-name="ce4">
            <text:p>41</text:p>
          </table:table-cell>
          <table:table-cell office:value-type="percentage" office:value="3.8497652582159626E-2" table:style-name="ce6">
            <text:p>3,85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Florideophyceae</text:p>
          </table:table-cell>
          <table:table-cell office:value-type="float" office:value="40" table:style-name="ce4">
            <text:p>40</text:p>
          </table:table-cell>
          <table:table-cell office:value-type="percentage" office:value="3.7558685446009391E-2" table:style-name="ce6">
            <text:p>3,76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iplopoda</text:p>
          </table:table-cell>
          <table:table-cell office:value-type="float" office:value="33" table:style-name="ce4">
            <text:p>33</text:p>
          </table:table-cell>
          <table:table-cell office:value-type="percentage" office:value="3.0985915492957747E-2" table:style-name="ce6">
            <text:p>3,10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mphibia</text:p>
          </table:table-cell>
          <table:table-cell office:value-type="float" office:value="28" table:style-name="ce4">
            <text:p>28</text:p>
          </table:table-cell>
          <table:table-cell office:value-type="percentage" office:value="2.6291079812206571E-2" table:style-name="ce6">
            <text:p>2,63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ctinopterygii</text:p>
          </table:table-cell>
          <table:table-cell office:value-type="float" office:value="28" table:style-name="ce4">
            <text:p>28</text:p>
          </table:table-cell>
          <table:table-cell office:value-type="percentage" office:value="2.6291079812206571E-2" table:style-name="ce6">
            <text:p>2,63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haeophyceae</text:p>
          </table:table-cell>
          <table:table-cell office:value-type="float" office:value="27" table:style-name="ce4">
            <text:p>27</text:p>
          </table:table-cell>
          <table:table-cell office:value-type="percentage" office:value="2.5352112676056339E-2" table:style-name="ce6">
            <text:p>2,54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steroidea</text:p>
          </table:table-cell>
          <table:table-cell office:value-type="float" office:value="26" table:style-name="ce4">
            <text:p>26</text:p>
          </table:table-cell>
          <table:table-cell office:value-type="percentage" office:value="2.4413145539906103E-2" table:style-name="ce6">
            <text:p>2,44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eptilia</text:p>
          </table:table-cell>
          <table:table-cell office:value-type="float" office:value="18" table:style-name="ce4">
            <text:p>18</text:p>
          </table:table-cell>
          <table:table-cell office:value-type="percentage" office:value="1.6901408450704224E-2" table:style-name="ce6">
            <text:p>1,6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scidiacea</text:p>
          </table:table-cell>
          <table:table-cell office:value-type="float" office:value="15" table:style-name="ce4">
            <text:p>15</text:p>
          </table:table-cell>
          <table:table-cell office:value-type="percentage" office:value="1.4084507042253521E-2" table:style-name="ce6">
            <text:p>1,41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chinoidea</text:p>
          </table:table-cell>
          <table:table-cell office:value-type="float" office:value="14" table:style-name="ce4">
            <text:p>14</text:p>
          </table:table-cell>
          <table:table-cell office:value-type="percentage" office:value="1.3145539906103286E-2" table:style-name="ce6">
            <text:p>1,31%</text:p>
          </table:table-cell>
          <table:table-cell table:style-name="ce1">
            <draw:frame draw:z-index="2" draw:id="id0" draw:style-name="a0" draw:name="Gráfico 5" svg:x="0.19792in" svg:y="0.05208in" svg:width="5.90625in" svg:height="3.833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string" table:style-name="ce5">
            <text:p>Cyanophyceae</text:p>
          </table:table-cell>
          <table:table-cell office:value-type="float" office:value="14" table:style-name="ce4">
            <text:p>14</text:p>
          </table:table-cell>
          <table:table-cell office:value-type="percentage" office:value="1.3145539906103286E-2" table:style-name="ce6">
            <text:p>1,31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phiuroidea</text:p>
          </table:table-cell>
          <table:table-cell office:value-type="float" office:value="13" table:style-name="ce4">
            <text:p>13</text:p>
          </table:table-cell>
          <table:table-cell office:value-type="percentage" office:value="1.2206572769953052E-2" table:style-name="ce6">
            <text:p>1,22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ivalvia</text:p>
          </table:table-cell>
          <table:table-cell office:value-type="float" office:value="12" table:style-name="ce4">
            <text:p>12</text:p>
          </table:table-cell>
          <table:table-cell office:value-type="percentage" office:value="1.1267605633802818E-2" table:style-name="ce6">
            <text:p>1,13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lacostraca</text:p>
          </table:table-cell>
          <table:table-cell office:value-type="float" office:value="11" table:style-name="ce4">
            <text:p>11</text:p>
          </table:table-cell>
          <table:table-cell office:value-type="percentage" office:value="1.0328638497652582E-2" table:style-name="ce6">
            <text:p>1,03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lothurioidea</text:p>
          </table:table-cell>
          <table:table-cell office:value-type="float" office:value="11" table:style-name="ce4">
            <text:p>11</text:p>
          </table:table-cell>
          <table:table-cell office:value-type="percentage" office:value="1.0328638497652582E-2" table:style-name="ce6">
            <text:p>1,03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ymnolaemata</text:p>
          </table:table-cell>
          <table:table-cell office:value-type="float" office:value="10" table:style-name="ce4">
            <text:p>10</text:p>
          </table:table-cell>
          <table:table-cell office:value-type="percentage" office:value="9.3896713615023476E-3" table:style-name="ce6">
            <text:p>0,94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rinoidea</text:p>
          </table:table-cell>
          <table:table-cell office:value-type="float" office:value="9" table:style-name="ce4">
            <text:p>9</text:p>
          </table:table-cell>
          <table:table-cell office:value-type="percentage" office:value="8.4507042253521118E-3" table:style-name="ce6">
            <text:p>0,85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Ulvophyceae</text:p>
          </table:table-cell>
          <table:table-cell office:value-type="float" office:value="8" table:style-name="ce4">
            <text:p>8</text:p>
          </table:table-cell>
          <table:table-cell office:value-type="percentage" office:value="7.5117370892018778E-3" table:style-name="ce6">
            <text:p>0,75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ecernentea</text:p>
          </table:table-cell>
          <table:table-cell office:value-type="float" office:value="8" table:style-name="ce4">
            <text:p>8</text:p>
          </table:table-cell>
          <table:table-cell office:value-type="percentage" office:value="7.5117370892018778E-3" table:style-name="ce6">
            <text:p>0,75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olychaeta</text:p>
          </table:table-cell>
          <table:table-cell office:value-type="float" office:value="7" table:style-name="ce4">
            <text:p>7</text:p>
          </table:table-cell>
          <table:table-cell office:value-type="percentage" office:value="6.5727699530516428E-3" table:style-name="ce6">
            <text:p>0,66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ryopsidophyceae</text:p>
          </table:table-cell>
          <table:table-cell office:value-type="float" office:value="6" table:style-name="ce4">
            <text:p>6</text:p>
          </table:table-cell>
          <table:table-cell office:value-type="percentage" office:value="5.6338028169014088E-3" table:style-name="ce6">
            <text:p>0,56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ilopoda</text:p>
          </table:table-cell>
          <table:table-cell office:value-type="float" office:value="5" table:style-name="ce4">
            <text:p>5</text:p>
          </table:table-cell>
          <table:table-cell office:value-type="percentage" office:value="4.6948356807511738E-3" table:style-name="ce6">
            <text:p>0,47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inophyceae</text:p>
          </table:table-cell>
          <table:table-cell office:value-type="float" office:value="5" table:style-name="ce4">
            <text:p>5</text:p>
          </table:table-cell>
          <table:table-cell office:value-type="percentage" office:value="4.6948356807511738E-3" table:style-name="ce6">
            <text:p>0,47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ydrozoa</text:p>
          </table:table-cell>
          <table:table-cell office:value-type="float" office:value="5" table:style-name="ce4">
            <text:p>5</text:p>
          </table:table-cell>
          <table:table-cell office:value-type="percentage" office:value="4.6948356807511738E-3" table:style-name="ce6">
            <text:p>0,47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ves</text:p>
          </table:table-cell>
          <table:table-cell office:value-type="float" office:value="3" table:style-name="ce4">
            <text:p>3</text:p>
          </table:table-cell>
          <table:table-cell office:value-type="percentage" office:value="2.8169014084507044E-3" table:style-name="ce6">
            <text:p>0,28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Leotiomycetes</text:p>
          </table:table-cell>
          <table:table-cell office:value-type="float" office:value="3" table:style-name="ce4">
            <text:p>3</text:p>
          </table:table-cell>
          <table:table-cell office:value-type="percentage" office:value="2.8169014084507044E-3" table:style-name="ce6">
            <text:p>0,28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olyplacophora</text:p>
          </table:table-cell>
          <table:table-cell office:value-type="float" office:value="3" table:style-name="ce4">
            <text:p>3</text:p>
          </table:table-cell>
          <table:table-cell office:value-type="percentage" office:value="2.8169014084507044E-3" table:style-name="ce6">
            <text:p>0,28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phalopoda</text:p>
          </table:table-cell>
          <table:table-cell office:value-type="float" office:value="3" table:style-name="ce4">
            <text:p>3</text:p>
          </table:table-cell>
          <table:table-cell office:value-type="percentage" office:value="2.8169014084507044E-3" table:style-name="ce6">
            <text:p>0,28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lorophyceae</text:p>
          </table:table-cell>
          <table:table-cell office:value-type="float" office:value="3" table:style-name="ce4">
            <text:p>3</text:p>
          </table:table-cell>
          <table:table-cell office:value-type="percentage" office:value="2.8169014084507044E-3" table:style-name="ce6">
            <text:p>0,28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ordariomycetes</text:p>
          </table:table-cell>
          <table:table-cell office:value-type="float" office:value="3" table:style-name="ce4">
            <text:p>3</text:p>
          </table:table-cell>
          <table:table-cell office:value-type="percentage" office:value="2.8169014084507044E-3" table:style-name="ce6">
            <text:p>0,28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litellata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acillariophyceae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omoscleromorpha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othideomycetes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habditophora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asidiomycetes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rebouxiophyceae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alcarea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ephalaspidomorphi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gnoliopsida</text:p>
          </table:table-cell>
          <table:table-cell office:value-type="float" office:value="2" table:style-name="ce4">
            <text:p>2</text:p>
          </table:table-cell>
          <table:table-cell office:value-type="percentage" office:value="1.8779342723004694E-3" table:style-name="ce6">
            <text:p>0,1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ymnesiophyce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entaculat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arcopterygii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ytridiomycetes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Bangiophyce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garicomycetes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lphaproteobacteri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axillopod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Adenophore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erostomat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rysophyce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nocotyledon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ltaproteobacteri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onogene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Raphidophyce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Nud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nteropneust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Graptolithoide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ustigmatophyce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stracod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pirotriche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avlovophyce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euteromycetes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Chlorodendrophyce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hloeodictyidae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Heterotrichea</text:p>
          </table:table-cell>
          <table:table-cell office:value-type="float" office:value="1" table:style-name="ce4">
            <text:p>1</text:p>
          </table:table-cell>
          <table:table-cell office:value-type="percentage" office:value="9.3896713615023472E-4" table:style-name="ce6">
            <text:p>0,09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en blanco)</text:p>
          </table:table-cell>
          <table:table-cell table:style-name="ce4"/>
          <table:table-cell office:value-type="percentage" office:value="0" table:style-name="ce6">
            <text:p>0,00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Total general</text:p>
          </table:table-cell>
          <table:table-cell office:value-type="float" office:value="1065" table:style-name="ce4">
            <text:p>1065</text:p>
          </table:table-cell>
          <table:table-cell office:value-type="percentage" office:value="1" table:style-name="ce6">
            <text:p>100,00%</text:p>
          </table:table-cell>
          <table:table-cell table:number-columns-repeated="16381"/>
        </table:table-row>
        <table:table-row table:number-rows-repeated="1048500" table:style-name="ro1">
          <table:table-cell table:number-columns-repeated="16384"/>
        </table:table-row>
      </table:table>
      <table:named-expressions>
        <table:named-expression table:name="Actinopterygii" table:expression="of:=[.#REF!]" table:base-cell-address="Family_Class_Order.$A$1"/>
        <table:named-expression table:name="SegmentaciónDeDatos_Class" table:expression="of:=&quot;&quot;" table:base-cell-address="Family_Class_Order.$A$1"/>
      </table:named-expressions>
      <table:data-pilot-tables>
        <table:data-pilot-table table:name="TablaDinámica3" table:target-range-address="Dinamic_Table_And_Graph.A3:Dinamic_Table_And_Graph.C76" table:show-filter-button="false" table:buttons="Dinamic_Table_And_Graph.A3">
          <table:source-cell-range table:cell-range-address="Class_ordered.A1:Class_ordered.C1048576"/>
          <table:data-pilot-field table:source-field-name="Valores" table:orientation="column" table:is-data-layout-field="true">
            <table:data-pilot-level table:show-empty="true"/>
          </table:data-pilot-field>
          <table:data-pilot-field table:source-field-name="Class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ctinopterygii" table:display="true" table:show-details="false"/>
                <table:data-pilot-member table:name="Adenophorea" table:display="true" table:show-details="false"/>
                <table:data-pilot-member table:name="Agaricomycetes" table:display="true" table:show-details="false"/>
                <table:data-pilot-member table:name="Alphaproteobacteria" table:display="true" table:show-details="false"/>
                <table:data-pilot-member table:name="Amphibia" table:display="true" table:show-details="false"/>
                <table:data-pilot-member table:name="Anthozoa" table:display="true" table:show-details="false"/>
                <table:data-pilot-member table:name="Arachnida" table:display="true" table:show-details="false"/>
                <table:data-pilot-member table:name="Ascidiacea" table:display="true" table:show-details="false"/>
                <table:data-pilot-member table:name="Asteroidea" table:display="true" table:show-details="false"/>
                <table:data-pilot-member table:name="Aves" table:display="true" table:show-details="false"/>
                <table:data-pilot-member table:name="Bacillariophyceae" table:display="true" table:show-details="false"/>
                <table:data-pilot-member table:name="Bangiophyceae" table:display="true" table:show-details="false"/>
                <table:data-pilot-member table:name="Basidiomycetes" table:display="true" table:show-details="false"/>
                <table:data-pilot-member table:name="Bivalvia" table:display="true" table:show-details="false"/>
                <table:data-pilot-member table:name="Bryopsidophyceae" table:display="true" table:show-details="false"/>
                <table:data-pilot-member table:name="Calcarea" table:display="true" table:show-details="false"/>
                <table:data-pilot-member table:name="Cephalaspidomorphi" table:display="true" table:show-details="false"/>
                <table:data-pilot-member table:name="Cephalopoda" table:display="true" table:show-details="false"/>
                <table:data-pilot-member table:name="Chilopoda" table:display="true" table:show-details="false"/>
                <table:data-pilot-member table:name="Chlorodendrophyceae" table:display="true" table:show-details="false"/>
                <table:data-pilot-member table:name="Chlorophyceae" table:display="true" table:show-details="false"/>
                <table:data-pilot-member table:name="Chrysophyceae" table:display="true" table:show-details="false"/>
                <table:data-pilot-member table:name="Chytridiomycetes" table:display="true" table:show-details="false"/>
                <table:data-pilot-member table:name="Clitellata" table:display="true" table:show-details="false"/>
                <table:data-pilot-member table:name="Crinoidea" table:display="true" table:show-details="false"/>
                <table:data-pilot-member table:name="Cyanophyceae" table:display="true" table:show-details="false"/>
                <table:data-pilot-member table:name="Deltaproteobacteria" table:display="true" table:show-details="false"/>
                <table:data-pilot-member table:name="Demospongiae" table:display="true" table:show-details="false"/>
                <table:data-pilot-member table:name="Deuteromycetes" table:display="true" table:show-details="false"/>
                <table:data-pilot-member table:name="Dinophyceae" table:display="true" table:show-details="false"/>
                <table:data-pilot-member table:name="Diplopoda" table:display="true" table:show-details="false"/>
                <table:data-pilot-member table:name="Dothideomycetes" table:display="true" table:show-details="false"/>
                <table:data-pilot-member table:name="Echinoidea" table:display="true" table:show-details="false"/>
                <table:data-pilot-member table:name="Enteropneusta" table:display="true" table:show-details="false"/>
                <table:data-pilot-member table:name="Eustigmatophyceae" table:display="true" table:show-details="false"/>
                <table:data-pilot-member table:name="Florideophyceae" table:display="true" table:show-details="false"/>
                <table:data-pilot-member table:name="Gastropoda" table:display="true" table:show-details="false"/>
                <table:data-pilot-member table:name="Graptolithoidea" table:display="true" table:show-details="false"/>
                <table:data-pilot-member table:name="Gymnolaemata" table:display="true" table:show-details="false"/>
                <table:data-pilot-member table:name="Heterotrichea" table:display="true" table:show-details="false"/>
                <table:data-pilot-member table:name="Holothurioidea" table:display="true" table:show-details="false"/>
                <table:data-pilot-member table:name="Homoscleromorpha" table:display="true" table:show-details="false"/>
                <table:data-pilot-member table:name="Hydrozoa" table:display="true" table:show-details="false"/>
                <table:data-pilot-member table:name="Insecta" table:display="true" table:show-details="false"/>
                <table:data-pilot-member table:name="Leotiomycetes" table:display="true" table:show-details="false"/>
                <table:data-pilot-member table:name="Magnoliopsida" table:display="true" table:show-details="false"/>
                <table:data-pilot-member table:name="Malacostraca" table:display="true" table:show-details="false"/>
                <table:data-pilot-member table:name="Mammalia" table:display="true" table:show-details="false"/>
                <table:data-pilot-member table:name="Maxillopoda" table:display="true" table:show-details="false"/>
                <table:data-pilot-member table:name="Merostomata" table:display="true" table:show-details="false"/>
                <table:data-pilot-member table:name="Monocotyledonae" table:display="true" table:show-details="false"/>
                <table:data-pilot-member table:name="Monogenea" table:display="true" table:show-details="false"/>
                <table:data-pilot-member table:name="Nuda" table:display="true" table:show-details="false"/>
                <table:data-pilot-member table:name="Ophiuroidea" table:display="true" table:show-details="false"/>
                <table:data-pilot-member table:name="Ostracoda" table:display="true" table:show-details="false"/>
                <table:data-pilot-member table:name="Pavlovophyceae" table:display="true" table:show-details="false"/>
                <table:data-pilot-member table:name="Phaeophyceae" table:display="true" table:show-details="false"/>
                <table:data-pilot-member table:name="Phloeodictyidae" table:display="true" table:show-details="false"/>
                <table:data-pilot-member table:name="Polychaeta" table:display="true" table:show-details="false"/>
                <table:data-pilot-member table:name="Polyplacophora" table:display="true" table:show-details="false"/>
                <table:data-pilot-member table:name="Prymnesiophyceae" table:display="true" table:show-details="false"/>
                <table:data-pilot-member table:name="Raphidophyceae" table:display="true" table:show-details="false"/>
                <table:data-pilot-member table:name="Reptilia" table:display="true" table:show-details="false"/>
                <table:data-pilot-member table:name="Rhabditophora" table:display="true" table:show-details="false"/>
                <table:data-pilot-member table:name="Sarcopterygii" table:display="true" table:show-details="false"/>
                <table:data-pilot-member table:name="Secernentea" table:display="true" table:show-details="false"/>
                <table:data-pilot-member table:name="Sordariomycetes" table:display="true" table:show-details="false"/>
                <table:data-pilot-member table:name="Spirotrichea" table:display="true" table:show-details="false"/>
                <table:data-pilot-member table:name="Tentaculata" table:display="true" table:show-details="false"/>
                <table:data-pilot-member table:name="Trebouxiophyceae" table:display="true" table:show-details="false"/>
                <table:data-pilot-member table:name="Ulvophyceae" table:display="true" table:show-details="false"/>
                <table:data-pilot-member table:name="" table:display="true" table:show-details="false"/>
              </table:data-pilot-members>
              <table:data-pilot-layout-info table:layout-mode="outline-subtotals-top" table:add-empty-lines="false"/>
            </table:data-pilot-level>
          </table:data-pilot-field>
          <table:data-pilot-field table:source-field-name="Order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carina" table:display="true" table:show-details="false"/>
                <table:data-pilot-member table:name="Acrosymphytales" table:display="true" table:show-details="false"/>
                <table:data-pilot-member table:name="Actiniaria" table:display="true" table:show-details="false"/>
                <table:data-pilot-member table:name="Agaricales" table:display="true" table:show-details="false"/>
                <table:data-pilot-member table:name="Agelasida" table:display="true" table:show-details="false"/>
                <table:data-pilot-member table:name="Alcyonacea" table:display="true" table:show-details="false"/>
                <table:data-pilot-member table:name="Alismatales" table:display="true" table:show-details="false"/>
                <table:data-pilot-member table:name="Amblypygi" table:display="true" table:show-details="false"/>
                <table:data-pilot-member table:name="Amphilepidida" table:display="true" table:show-details="false"/>
                <table:data-pilot-member table:name="Anguilliformes" table:display="true" table:show-details="false"/>
                <table:data-pilot-member table:name="Anseriformes" table:display="true" table:show-details="false"/>
                <table:data-pilot-member table:name="Anthoathecata" table:display="true" table:show-details="false"/>
                <table:data-pilot-member table:name="Antipatharia" table:display="true" table:show-details="false"/>
                <table:data-pilot-member table:name="Anura" table:display="true" table:show-details="false"/>
                <table:data-pilot-member table:name="Aplousobranchia" table:display="true" table:show-details="false"/>
                <table:data-pilot-member table:name="Aplysiida" table:display="true" table:show-details="false"/>
                <table:data-pilot-member table:name="Apodida" table:display="true" table:show-details="false"/>
                <table:data-pilot-member table:name="Arales" table:display="true" table:show-details="false"/>
                <table:data-pilot-member table:name="Araneae" table:display="true" table:show-details="false"/>
                <table:data-pilot-member table:name="Arcida" table:display="true" table:show-details="false"/>
                <table:data-pilot-member table:name="Arcoida" table:display="true" table:show-details="false"/>
                <table:data-pilot-member table:name="Arhynchobdellida" table:display="true" table:show-details="false"/>
                <table:data-pilot-member table:name="Artiodactyla" table:display="true" table:show-details="false"/>
                <table:data-pilot-member table:name="Aspidochirotida" table:display="true" table:show-details="false"/>
                <table:data-pilot-member table:name="Astigmata" table:display="true" table:show-details="false"/>
                <table:data-pilot-member table:name="Astrophorida" table:display="true" table:show-details="false"/>
                <table:data-pilot-member table:name="Axinellida" table:display="true" table:show-details="false"/>
                <table:data-pilot-member table:name="Bacillariales" table:display="true" table:show-details="false"/>
                <table:data-pilot-member table:name="Bangiales" table:display="true" table:show-details="false"/>
                <table:data-pilot-member table:name="Beroida" table:display="true" table:show-details="false"/>
                <table:data-pilot-member table:name="Biemnida" table:display="true" table:show-details="false"/>
                <table:data-pilot-member table:name="Blastocladiales" table:display="true" table:show-details="false"/>
                <table:data-pilot-member table:name="Bonnemaisoniales" table:display="true" table:show-details="false"/>
                <table:data-pilot-member table:name="Brisingida" table:display="true" table:show-details="false"/>
                <table:data-pilot-member table:name="Bryopsidales" table:display="true" table:show-details="false"/>
                <table:data-pilot-member table:name="Bubarida" table:display="true" table:show-details="false"/>
                <table:data-pilot-member table:name="Caenogastropoda" table:display="true" table:show-details="false"/>
                <table:data-pilot-member table:name="Callipodida" table:display="true" table:show-details="false"/>
                <table:data-pilot-member table:name="Camarodonta" table:display="true" table:show-details="false"/>
                <table:data-pilot-member table:name="Capitellida" table:display="true" table:show-details="false"/>
                <table:data-pilot-member table:name="Capsalidea" table:display="true" table:show-details="false"/>
                <table:data-pilot-member table:name="Carangiformes" table:display="true" table:show-details="false"/>
                <table:data-pilot-member table:name="Cardiida" table:display="true" table:show-details="false"/>
                <table:data-pilot-member table:name="Carnivora" table:display="true" table:show-details="false"/>
                <table:data-pilot-member table:name="Caudata" table:display="true" table:show-details="false"/>
                <table:data-pilot-member table:name="Cephalaspidea" table:display="true" table:show-details="false"/>
                <table:data-pilot-member table:name="Cephalodiscoidea" table:display="true" table:show-details="false"/>
                <table:data-pilot-member table:name="Ceramiales" table:display="true" table:show-details="false"/>
                <table:data-pilot-member table:name="Ceratodontiformes" table:display="true" table:show-details="false"/>
                <table:data-pilot-member table:name="Chattonellales" table:display="true" table:show-details="false"/>
                <table:data-pilot-member table:name="Cheilostomata" table:display="true" table:show-details="false"/>
                <table:data-pilot-member table:name="Cheilostomatida" table:display="true" table:show-details="false"/>
                <table:data-pilot-member table:name="Chiroptera" table:display="true" table:show-details="false"/>
                <table:data-pilot-member table:name="Chitonida" table:display="true" table:show-details="false"/>
                <table:data-pilot-member table:name="Chlamydomonadales" table:display="true" table:show-details="false"/>
                <table:data-pilot-member table:name="Chlorellales" table:display="true" table:show-details="false"/>
                <table:data-pilot-member table:name="Chlorodendrales" table:display="true" table:show-details="false"/>
                <table:data-pilot-member table:name="Chondrillida" table:display="true" table:show-details="false"/>
                <table:data-pilot-member table:name="Chondrosiida" table:display="true" table:show-details="false"/>
                <table:data-pilot-member table:name="Chromulinales" table:display="true" table:show-details="false"/>
                <table:data-pilot-member table:name="Chroococcales" table:display="true" table:show-details="false"/>
                <table:data-pilot-member table:name="Ciconiiformes" table:display="true" table:show-details="false"/>
                <table:data-pilot-member table:name="Cidaroida" table:display="true" table:show-details="false"/>
                <table:data-pilot-member table:name="Cladophorales" table:display="true" table:show-details="false"/>
                <table:data-pilot-member table:name="Clathrinida" table:display="true" table:show-details="false"/>
                <table:data-pilot-member table:name="Clionaida" table:display="true" table:show-details="false"/>
                <table:data-pilot-member table:name="Clypeasteroida" table:display="true" table:show-details="false"/>
                <table:data-pilot-member table:name="Coccolithales" table:display="true" table:show-details="false"/>
                <table:data-pilot-member table:name="Collembola" table:display="true" table:show-details="false"/>
                <table:data-pilot-member table:name="Comatulida" table:display="true" table:show-details="false"/>
                <table:data-pilot-member table:name="Copepoda" table:display="true" table:show-details="false"/>
                <table:data-pilot-member table:name="Coraciiformes" table:display="true" table:show-details="false"/>
                <table:data-pilot-member table:name="Corallinales" table:display="true" table:show-details="false"/>
                <table:data-pilot-member table:name="Crocodilia" table:display="true" table:show-details="false"/>
                <table:data-pilot-member table:name="Ctenostomatida" table:display="true" table:show-details="false"/>
                <table:data-pilot-member table:name="Cutleriales" table:display="true" table:show-details="false"/>
                <table:data-pilot-member table:name="Cycloneritida" table:display="true" table:show-details="false"/>
                <table:data-pilot-member table:name="Cypriniformes" table:display="true" table:show-details="false"/>
                <table:data-pilot-member table:name="Cyrtocrinida" table:display="true" table:show-details="false"/>
                <table:data-pilot-member table:name="Dasycladales" table:display="true" table:show-details="false"/>
                <table:data-pilot-member table:name="Dasyuromorphia" table:display="true" table:show-details="false"/>
                <table:data-pilot-member table:name="Decapoda" table:display="true" table:show-details="false"/>
                <table:data-pilot-member table:name="Dendroceratida" table:display="true" table:show-details="false"/>
                <table:data-pilot-member table:name="Dendrochirotida" table:display="true" table:show-details="false"/>
                <table:data-pilot-member table:name="Dermaptera" table:display="true" table:show-details="false"/>
                <table:data-pilot-member table:name="Desmarestiales" table:display="true" table:show-details="false"/>
                <table:data-pilot-member table:name="Deuteromycotina" table:display="true" table:show-details="false"/>
                <table:data-pilot-member table:name="Dictyoceratida" table:display="true" table:show-details="false"/>
                <table:data-pilot-member table:name="Dictyoptera" table:display="true" table:show-details="false"/>
                <table:data-pilot-member table:name="Dictyotales" table:display="true" table:show-details="false"/>
                <table:data-pilot-member table:name="Diprotodontia" table:display="true" table:show-details="false"/>
                <table:data-pilot-member table:name="Diptera" table:display="true" table:show-details="false"/>
                <table:data-pilot-member table:name="Echinothurioida" table:display="true" table:show-details="false"/>
                <table:data-pilot-member table:name="Echiuroidea" table:display="true" table:show-details="false"/>
                <table:data-pilot-member table:name="Ectocarpales" table:display="true" table:show-details="false"/>
                <table:data-pilot-member table:name="Elasipodida" table:display="true" table:show-details="false"/>
                <table:data-pilot-member table:name="Ellobiida" table:display="true" table:show-details="false"/>
                <table:data-pilot-member table:name="Enoplia" table:display="true" table:show-details="false"/>
                <table:data-pilot-member table:name="Enteropneusta" table:display="true" table:show-details="false"/>
                <table:data-pilot-member table:name="Eulipotyphla" table:display="true" table:show-details="false"/>
                <table:data-pilot-member table:name="Euryalida" table:display="true" table:show-details="false"/>
                <table:data-pilot-member table:name="Eustigmatales" table:display="true" table:show-details="false"/>
                <table:data-pilot-member table:name="Forcipulatida" table:display="true" table:show-details="false"/>
                <table:data-pilot-member table:name="Fucales" table:display="true" table:show-details="false"/>
                <table:data-pilot-member table:name="Gelidiales" table:display="true" table:show-details="false"/>
                <table:data-pilot-member table:name="Geophilomorpha" table:display="true" table:show-details="false"/>
                <table:data-pilot-member table:name="Gigartinales" table:display="true" table:show-details="false"/>
                <table:data-pilot-member table:name="Glomerida" table:display="true" table:show-details="false"/>
                <table:data-pilot-member table:name="Gobiiformes" table:display="true" table:show-details="false"/>
                <table:data-pilot-member table:name="Gonyaulacales" table:display="true" table:show-details="false"/>
                <table:data-pilot-member table:name="Gorgonacea" table:display="true" table:show-details="false"/>
                <table:data-pilot-member table:name="Gracilariales" table:display="true" table:show-details="false"/>
                <table:data-pilot-member table:name="Gymnodiniales" table:display="true" table:show-details="false"/>
                <table:data-pilot-member table:name="Hadromerida" table:display="true" table:show-details="false"/>
                <table:data-pilot-member table:name="Halichondrida" table:display="true" table:show-details="false"/>
                <table:data-pilot-member table:name="Halymeniales" table:display="true" table:show-details="false"/>
                <table:data-pilot-member table:name="Haplosclerida" table:display="true" table:show-details="false"/>
                <table:data-pilot-member table:name="Helioporacea" table:display="true" table:show-details="false"/>
                <table:data-pilot-member table:name="Helotiales" table:display="true" table:show-details="false"/>
                <table:data-pilot-member table:name="Heteroptera" table:display="true" table:show-details="false"/>
                <table:data-pilot-member table:name="Heterotrichida" table:display="true" table:show-details="false"/>
                <table:data-pilot-member table:name="Hirudinidae" table:display="true" table:show-details="false"/>
                <table:data-pilot-member table:name="Holothuriida" table:display="true" table:show-details="false"/>
                <table:data-pilot-member table:name="Homoptera" table:display="true" table:show-details="false"/>
                <table:data-pilot-member table:name="Homosclerophorida" table:display="true" table:show-details="false"/>
                <table:data-pilot-member table:name="Hymedesmiidae" table:display="true" table:show-details="false"/>
                <table:data-pilot-member table:name="Hymenoptera" table:display="true" table:show-details="false"/>
                <table:data-pilot-member table:name="Hypocreales" table:display="true" table:show-details="false"/>
                <table:data-pilot-member table:name="Hypocreomycetidae" table:display="true" table:show-details="false"/>
                <table:data-pilot-member table:name="Isocrinida" table:display="true" table:show-details="false"/>
                <table:data-pilot-member table:name="Isopoda" table:display="true" table:show-details="false"/>
                <table:data-pilot-member table:name="Isoptera" table:display="true" table:show-details="false"/>
                <table:data-pilot-member table:name="Ixodida" table:display="true" table:show-details="false"/>
                <table:data-pilot-member table:name="Julida" table:display="true" table:show-details="false"/>
                <table:data-pilot-member table:name="Labriformes" table:display="true" table:show-details="false"/>
                <table:data-pilot-member table:name="Lagomorpha" table:display="true" table:show-details="false"/>
                <table:data-pilot-member table:name="Laminariales" table:display="true" table:show-details="false"/>
                <table:data-pilot-member table:name="Lepetellida" table:display="true" table:show-details="false"/>
                <table:data-pilot-member table:name="Lepidoptera" table:display="true" table:show-details="false"/>
                <table:data-pilot-member table:name="Leptothecata" table:display="true" table:show-details="false"/>
                <table:data-pilot-member table:name="Leucosolenida" table:display="true" table:show-details="false"/>
                <table:data-pilot-member table:name="Littorinimorpha" table:display="true" table:show-details="false"/>
                <table:data-pilot-member table:name="Lobata" table:display="true" table:show-details="false"/>
                <table:data-pilot-member table:name="Mantodea" table:display="true" table:show-details="false"/>
                <table:data-pilot-member table:name="Mecoptera" table:display="true" table:show-details="false"/>
                <table:data-pilot-member table:name="Mesostigmata" table:display="true" table:show-details="false"/>
                <table:data-pilot-member table:name="Molpadida" table:display="true" table:show-details="false"/>
                <table:data-pilot-member table:name="Monotremata" table:display="true" table:show-details="false"/>
                <table:data-pilot-member table:name="Myodocopida" table:display="true" table:show-details="false"/>
                <table:data-pilot-member table:name="Mytilida" table:display="true" table:show-details="false"/>
                <table:data-pilot-member table:name="Myxococcales" table:display="true" table:show-details="false"/>
                <table:data-pilot-member table:name="Nemaliales" table:display="true" table:show-details="false"/>
                <table:data-pilot-member table:name="Nemastomatales" table:display="true" table:show-details="false"/>
                <table:data-pilot-member table:name="Neogastropoda" table:display="true" table:show-details="false"/>
                <table:data-pilot-member table:name="Neuroptera" table:display="true" table:show-details="false"/>
                <table:data-pilot-member table:name="Nostocales" table:display="true" table:show-details="false"/>
                <table:data-pilot-member table:name="Notomyotida" table:display="true" table:show-details="false"/>
                <table:data-pilot-member table:name="Nudibranchia" table:display="true" table:show-details="false"/>
                <table:data-pilot-member table:name="Octopoda" table:display="true" table:show-details="false"/>
                <table:data-pilot-member table:name="Odonata" table:display="true" table:show-details="false"/>
                <table:data-pilot-member table:name="Oegopsida" table:display="true" table:show-details="false"/>
                <table:data-pilot-member table:name="Ophiacanthida" table:display="true" table:show-details="false"/>
                <table:data-pilot-member table:name="Ophiurida" table:display="true" table:show-details="false"/>
                <table:data-pilot-member table:name="Opiliones" table:display="true" table:show-details="false"/>
                <table:data-pilot-member table:name="Oribatida" table:display="true" table:show-details="false"/>
                <table:data-pilot-member table:name="Orthoptera" table:display="true" table:show-details="false"/>
                <table:data-pilot-member table:name="Oscillatoriales" table:display="true" table:show-details="false"/>
                <table:data-pilot-member table:name="Osmeriformes" table:display="true" table:show-details="false"/>
                <table:data-pilot-member table:name="Ostreida" table:display="true" table:show-details="false"/>
                <table:data-pilot-member table:name="Palmariales" table:display="true" table:show-details="false"/>
                <table:data-pilot-member table:name="Pavlovales" table:display="true" table:show-details="false"/>
                <table:data-pilot-member table:name="Paxillosida" table:display="true" table:show-details="false"/>
                <table:data-pilot-member table:name="Pectinida" table:display="true" table:show-details="false"/>
                <table:data-pilot-member table:name="Pennatulacea" table:display="true" table:show-details="false"/>
                <table:data-pilot-member table:name="Perciformes" table:display="true" table:show-details="false"/>
                <table:data-pilot-member table:name="Peridiniales" table:display="true" table:show-details="false"/>
                <table:data-pilot-member table:name="Perissodactyla" table:display="true" table:show-details="false"/>
                <table:data-pilot-member table:name="Persiculida" table:display="true" table:show-details="false"/>
                <table:data-pilot-member table:name="Petromyzontiformes" table:display="true" table:show-details="false"/>
                <table:data-pilot-member table:name="Petrosida" table:display="true" table:show-details="false"/>
                <table:data-pilot-member table:name="Phasmatodea" table:display="true" table:show-details="false"/>
                <table:data-pilot-member table:name="Phasmida" table:display="true" table:show-details="false"/>
                <table:data-pilot-member table:name="Phlebobranchia" table:display="true" table:show-details="false"/>
                <table:data-pilot-member table:name="Phyllodocia" table:display="true" table:show-details="false"/>
                <table:data-pilot-member table:name="Phyllodocida" table:display="true" table:show-details="false"/>
                <table:data-pilot-member table:name="Pleosporales" table:display="true" table:show-details="false"/>
                <table:data-pilot-member table:name="Pleurobranchida" table:display="true" table:show-details="false"/>
                <table:data-pilot-member table:name="Plocamiaceae" table:display="true" table:show-details="false"/>
                <table:data-pilot-member table:name="Plocamiales" table:display="true" table:show-details="false"/>
                <table:data-pilot-member table:name="Poecilosclerida" table:display="true" table:show-details="false"/>
                <table:data-pilot-member table:name="Polycladida" table:display="true" table:show-details="false"/>
                <table:data-pilot-member table:name="Polydesmida" table:display="true" table:show-details="false"/>
                <table:data-pilot-member table:name="Polymastiida" table:display="true" table:show-details="false"/>
                <table:data-pilot-member table:name="Polyporales" table:display="true" table:show-details="false"/>
                <table:data-pilot-member table:name="Polyzoniida" table:display="true" table:show-details="false"/>
                <table:data-pilot-member table:name="Primates" table:display="true" table:show-details="false"/>
                <table:data-pilot-member table:name="Proboscidea" table:display="true" table:show-details="false"/>
                <table:data-pilot-member table:name="Prorocentrales" table:display="true" table:show-details="false"/>
                <table:data-pilot-member table:name="Prostigmata" table:display="true" table:show-details="false"/>
                <table:data-pilot-member table:name="Psocoptera" table:display="true" table:show-details="false"/>
                <table:data-pilot-member table:name="Pterioida" table:display="true" table:show-details="false"/>
                <table:data-pilot-member table:name="Ralfsiales" table:display="true" table:show-details="false"/>
                <table:data-pilot-member table:name="Rhabditida" table:display="true" table:show-details="false"/>
                <table:data-pilot-member table:name="Rhodobacterales" table:display="true" table:show-details="false"/>
                <table:data-pilot-member table:name="Rhodymeniales" table:display="true" table:show-details="false"/>
                <table:data-pilot-member table:name="Rhynchocephalia" table:display="true" table:show-details="false"/>
                <table:data-pilot-member table:name="Rodentia" table:display="true" table:show-details="false"/>
                <table:data-pilot-member table:name="Sabellida" table:display="true" table:show-details="false"/>
                <table:data-pilot-member table:name="Sacoglossa" table:display="true" table:show-details="false"/>
                <table:data-pilot-member table:name="Salmoniformes" table:display="true" table:show-details="false"/>
                <table:data-pilot-member table:name="Sarcoptiformes" table:display="true" table:show-details="false"/>
                <table:data-pilot-member table:name="Scandentia" table:display="true" table:show-details="false"/>
                <table:data-pilot-member table:name="Scleractinia" table:display="true" table:show-details="false"/>
                <table:data-pilot-member table:name="Scolopendromorpha" table:display="true" table:show-details="false"/>
                <table:data-pilot-member table:name="Scopalinida" table:display="true" table:show-details="false"/>
                <table:data-pilot-member table:name="Scorpiones" table:display="true" table:show-details="false"/>
                <table:data-pilot-member table:name="Scytothamnales" table:display="true" table:show-details="false"/>
                <table:data-pilot-member table:name="Sebdeniales" table:display="true" table:show-details="false"/>
                <table:data-pilot-member table:name="Sepiida" table:display="true" table:show-details="false"/>
                <table:data-pilot-member table:name="Siluriformes" table:display="true" table:show-details="false"/>
                <table:data-pilot-member table:name="Siphonariida" table:display="true" table:show-details="false"/>
                <table:data-pilot-member table:name="Siphonocryptida" table:display="true" table:show-details="false"/>
                <table:data-pilot-member table:name="Siphonophorida" table:display="true" table:show-details="false"/>
                <table:data-pilot-member table:name="Spatangoida" table:display="true" table:show-details="false"/>
                <table:data-pilot-member table:name="Sphacelariales" table:display="true" table:show-details="false"/>
                <table:data-pilot-member table:name="Sphaeropleales" table:display="true" table:show-details="false"/>
                <table:data-pilot-member table:name="Spinulosida" table:display="true" table:show-details="false"/>
                <table:data-pilot-member table:name="Spirobolida" table:display="true" table:show-details="false"/>
                <table:data-pilot-member table:name="Spirostreptida" table:display="true" table:show-details="false"/>
                <table:data-pilot-member table:name="Sporochnales" table:display="true" table:show-details="false"/>
                <table:data-pilot-member table:name="Squamata" table:display="true" table:show-details="false"/>
                <table:data-pilot-member table:name="Stemmiulida" table:display="true" table:show-details="false"/>
                <table:data-pilot-member table:name="Stolidobranchia" table:display="true" table:show-details="false"/>
                <table:data-pilot-member table:name="Stomopneustoida" table:display="true" table:show-details="false"/>
                <table:data-pilot-member table:name="Strepsiptera" table:display="true" table:show-details="false"/>
                <table:data-pilot-member table:name="Stylommatophora" table:display="true" table:show-details="false"/>
                <table:data-pilot-member table:name="Suberitida" table:display="true" table:show-details="false"/>
                <table:data-pilot-member table:name="Synechococcales" table:display="true" table:show-details="false"/>
                <table:data-pilot-member table:name="Systellommatophora" table:display="true" table:show-details="false"/>
                <table:data-pilot-member table:name="Terebellida" table:display="true" table:show-details="false"/>
                <table:data-pilot-member table:name="Testudines" table:display="true" table:show-details="false"/>
                <table:data-pilot-member table:name="Tethyida" table:display="true" table:show-details="false"/>
                <table:data-pilot-member table:name="Tetractinellida" table:display="true" table:show-details="false"/>
                <table:data-pilot-member table:name="Thalassiosirales" table:display="true" table:show-details="false"/>
                <table:data-pilot-member table:name="Thysanoptera" table:display="true" table:show-details="false"/>
                <table:data-pilot-member table:name="Trachycladida" table:display="true" table:show-details="false"/>
                <table:data-pilot-member table:name="Trebouxiales" table:display="true" table:show-details="false"/>
                <table:data-pilot-member table:name="Trentepohliales" table:display="true" table:show-details="false"/>
                <table:data-pilot-member table:name="Trichoptera" table:display="true" table:show-details="false"/>
                <table:data-pilot-member table:name="Trochida" table:display="true" table:show-details="false"/>
                <table:data-pilot-member table:name="Trombidiformes" table:display="true" table:show-details="false"/>
                <table:data-pilot-member table:name="Tylenchida" table:display="true" table:show-details="false"/>
                <table:data-pilot-member table:name="Ulotrichales" table:display="true" table:show-details="false"/>
                <table:data-pilot-member table:name="Ulvales" table:display="true" table:show-details="false"/>
                <table:data-pilot-member table:name="Umbraculida" table:display="true" table:show-details="false"/>
                <table:data-pilot-member table:name="Uropygi" table:display="true" table:show-details="false"/>
                <table:data-pilot-member table:name="Urostylida" table:display="true" table:show-details="false"/>
                <table:data-pilot-member table:name="Valvatida" table:display="true" table:show-details="false"/>
                <table:data-pilot-member table:name="Velatida" table:display="true" table:show-details="false"/>
                <table:data-pilot-member table:name="Venerida" table:display="true" table:show-details="false"/>
                <table:data-pilot-member table:name="Verongiida" table:display="true" table:show-details="false"/>
                <table:data-pilot-member table:name="Volvocales" table:display="true" table:show-details="false"/>
                <table:data-pilot-member table:name="Xiphosurida" table:display="true" table:show-details="false"/>
                <table:data-pilot-member table:name="Xylariales" table:display="true" table:show-details="false"/>
                <table:data-pilot-member table:name="Zoantharia" table:display="true" table:show-details="false"/>
                <table:data-pilot-member table:name="" table:display="true" table:show-details="fals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amil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lass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layout-info table:layout-mode="outline-subtotals-top" table:add-empty-lines="false"/>
            </table:data-pilot-level>
          </table:data-pilot-field>
          <table:data-pilot-field table:source-field-name="Class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layout-info table:layout-mode="outline-subtotals-top" table:add-empty-lines="false"/>
            </table:data-pilot-level>
            <table:data-pilot-field-reference table:field-name="Class" table:member-type="named" table:member-name="Actinopterygii" table:type="total-percentage"/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header-first/>
      <style:footer>
        <text:p><text:span text:style-name="T4">Página</text:span><text:span text:style-name="T4"><text:s/></text:span><text:span text:style-name="T4"><text:page-number>1</text:page-number></text:span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title/>
    <dc:description/>
    <dc:subject/>
    <meta:initial-creator>Therfer</meta:initial-creator>
    <dc:creator>Therfer</dc:creator>
    <meta:creation-date>2022-05-23T08:46:08Z</meta:creation-date>
    <dc:date>2022-06-06T10:40:15Z</dc:date>
    <meta:print-date>2022-06-06T10:38:48Z</meta:print-date>
    <meta:template xlink:href="" xlink:type="simple"/>
    <meta:editing-cycles>12</meta:editing-cycles>
    <meta:editing-duration>PT6408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P0">
      <style:graphic-properties draw:fill="solid" draw:fill-color="#4472c4" draw:opacity="100%" draw:stroke="solid" svg:stroke-width="0.02083in" svg:stroke-color="#ffffff" svg:stroke-opacity="100%"/>
    </style:style>
    <style:style style:family="chart" style:name="G0S1P1">
      <style:graphic-properties draw:fill="solid" draw:fill-color="#ed7d31" draw:opacity="100%" draw:stroke="solid" svg:stroke-width="0.02083in" svg:stroke-color="#ffffff" svg:stroke-opacity="100%"/>
    </style:style>
    <style:style style:family="chart" style:name="G0S1P2">
      <style:graphic-properties draw:fill="solid" draw:fill-color="#a5a5a5" draw:opacity="100%" draw:stroke="solid" svg:stroke-width="0.02083in" svg:stroke-color="#ffffff" svg:stroke-opacity="100%"/>
    </style:style>
    <style:style style:family="chart" style:name="G0S1P3">
      <style:graphic-properties draw:fill="solid" draw:fill-color="#ffc000" draw:opacity="100%" draw:stroke="solid" svg:stroke-width="0.02083in" svg:stroke-color="#ffffff" svg:stroke-opacity="100%"/>
    </style:style>
    <style:style style:family="chart" style:name="G0S1P4">
      <style:graphic-properties draw:fill="solid" draw:fill-color="#5b9bd5" draw:opacity="100%" draw:stroke="solid" svg:stroke-width="0.02083in" svg:stroke-color="#ffffff" svg:stroke-opacity="100%"/>
    </style:style>
    <style:style style:family="chart" style:name="G0S0P70">
      <style:graphic-properties draw:fill="solid" draw:fill-color="#7cafdd" draw:opacity="100%" draw:stroke="solid" svg:stroke-width="0.02083in" svg:stroke-color="#ffffff" svg:stroke-opacity="100%"/>
    </style:style>
    <style:style style:family="chart" style:name="G0S1P5">
      <style:graphic-properties draw:fill="solid" draw:fill-color="#70ad47" draw:opacity="100%" draw:stroke="solid" svg:stroke-width="0.02083in" svg:stroke-color="#ffffff" svg:stroke-opacity="100%"/>
    </style:style>
    <style:style style:family="chart" style:name="G0S1P60">
      <style:graphic-properties draw:fill="solid" draw:fill-color="#264478" draw:opacity="100%" draw:stroke="solid" svg:stroke-width="0.02083in" svg:stroke-color="#ffffff" svg:stroke-opacity="100%"/>
    </style:style>
    <style:style style:family="chart" style:name="G0S0P71">
      <style:graphic-properties draw:fill="solid" draw:fill-color="#8cc168" draw:opacity="100%" draw:stroke="solid" svg:stroke-width="0.02083in" svg:stroke-color="#ffffff" svg:stroke-opacity="100%"/>
    </style:style>
    <style:style style:family="chart" style:name="G0S1P6">
      <style:graphic-properties draw:fill="solid" draw:fill-color="#264478" draw:opacity="100%" draw:stroke="solid" svg:stroke-width="0.02083in" svg:stroke-color="#ffffff" svg:stroke-opacity="100%"/>
    </style:style>
    <style:style style:family="chart" style:name="G0S1P61">
      <style:graphic-properties draw:fill="solid" draw:fill-color="#9e480e" draw:opacity="100%" draw:stroke="solid" svg:stroke-width="0.02083in" svg:stroke-color="#ffffff" svg:stroke-opacity="100%"/>
    </style:style>
    <style:style style:family="chart" style:name="G0S1P7">
      <style:graphic-properties draw:fill="solid" draw:fill-color="#9e480e" draw:opacity="100%" draw:stroke="solid" svg:stroke-width="0.02083in" svg:stroke-color="#ffffff" svg:stroke-opacity="100%"/>
    </style:style>
    <style:style style:family="chart" style:name="G0S1P62">
      <style:graphic-properties draw:fill="solid" draw:fill-color="#636363" draw:opacity="100%" draw:stroke="solid" svg:stroke-width="0.02083in" svg:stroke-color="#ffffff" svg:stroke-opacity="100%"/>
    </style:style>
    <style:style style:family="chart" style:name="G0S1P8">
      <style:graphic-properties draw:fill="solid" draw:fill-color="#636363" draw:opacity="100%" draw:stroke="solid" svg:stroke-width="0.02083in" svg:stroke-color="#ffffff" svg:stroke-opacity="100%"/>
    </style:style>
    <style:style style:family="chart" style:name="G0S1P63">
      <style:graphic-properties draw:fill="solid" draw:fill-color="#997300" draw:opacity="100%" draw:stroke="solid" svg:stroke-width="0.02083in" svg:stroke-color="#ffffff" svg:stroke-opacity="100%"/>
    </style:style>
    <style:style style:family="chart" style:name="G0S1P9">
      <style:graphic-properties draw:fill="solid" draw:fill-color="#997300" draw:opacity="100%" draw:stroke="solid" svg:stroke-width="0.02083in" svg:stroke-color="#ffffff" svg:stroke-opacity="100%"/>
    </style:style>
    <style:style style:family="chart" style:name="G0S1P64">
      <style:graphic-properties draw:fill="solid" draw:fill-color="#255e91" draw:opacity="100%" draw:stroke="solid" svg:stroke-width="0.02083in" svg:stroke-color="#ffffff" svg:stroke-opacity="100%"/>
    </style:style>
    <style:style style:family="chart" style:name="G0S1P65">
      <style:graphic-properties draw:fill="solid" draw:fill-color="#43682b" draw:opacity="100%" draw:stroke="solid" svg:stroke-width="0.02083in" svg:stroke-color="#ffffff" svg:stroke-opacity="100%"/>
    </style:style>
    <style:style style:family="chart" style:name="G0S1P66">
      <style:graphic-properties draw:fill="solid" draw:fill-color="#698ed0" draw:opacity="100%" draw:stroke="solid" svg:stroke-width="0.02083in" svg:stroke-color="#ffffff" svg:stroke-opacity="100%"/>
    </style:style>
    <style:style style:family="chart" style:name="G0S1P67">
      <style:graphic-properties draw:fill="solid" draw:fill-color="#f1975a" draw:opacity="100%" draw:stroke="solid" svg:stroke-width="0.02083in" svg:stroke-color="#ffffff" svg:stroke-opacity="100%"/>
    </style:style>
    <style:style style:family="chart" style:name="G0S1P68">
      <style:graphic-properties draw:fill="solid" draw:fill-color="#b7b7b7" draw:opacity="100%" draw:stroke="solid" svg:stroke-width="0.02083in" svg:stroke-color="#ffffff" svg:stroke-opacity="100%"/>
    </style:style>
    <style:style style:family="chart" style:name="G0S1P69">
      <style:graphic-properties draw:fill="solid" draw:fill-color="#ffcd33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10">
      <style:graphic-properties draw:fill="solid" draw:fill-color="#255e91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4">
      <style:graphic-properties draw:fill="solid" draw:fill-color="#5b9bd5" draw:opacity="100%" draw:stroke="solid" svg:stroke-width="0.02083in" svg:stroke-color="#ffffff" svg:stroke-opacity="100%"/>
    </style:style>
    <style:style style:family="chart" style:name="G0S0P12">
      <style:graphic-properties draw:fill="solid" draw:fill-color="#698ed0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6">
      <style:graphic-properties draw:fill="solid" draw:fill-color="#264478" draw:opacity="100%" draw:stroke="solid" svg:stroke-width="0.02083in" svg:stroke-color="#ffffff" svg:stroke-opacity="100%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16">
      <style:graphic-properties draw:fill="solid" draw:fill-color="#7cafdd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chart" style:name="G0S0P18">
      <style:graphic-properties draw:fill="solid" draw:fill-color="#335aa1" draw:opacity="100%" draw:stroke="solid" svg:stroke-width="0.02083in" svg:stroke-color="#ffffff" svg:stroke-opacity="100%"/>
    </style:style>
    <style:style style:family="chart" style:name="G0S0P19">
      <style:graphic-properties draw:fill="solid" draw:fill-color="#d26012" draw:opacity="100%" draw:stroke="solid" svg:stroke-width="0.02083in" svg:stroke-color="#ffffff" svg:stroke-opacity="100%"/>
    </style:style>
    <style:style style:family="chart" style:name="G0S1P70">
      <style:graphic-properties draw:fill="solid" draw:fill-color="#7cafdd" draw:opacity="100%" draw:stroke="solid" svg:stroke-width="0.02083in" svg:stroke-color="#ffffff" svg:stroke-opacity="100%"/>
    </style:style>
    <style:style style:family="chart" style:name="G0S1P71">
      <style:graphic-properties draw:fill="solid" draw:fill-color="#8cc168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0">
      <style:graphic-properties draw:fill="solid" draw:fill-color="#848484" draw:opacity="100%" draw:stroke="solid" svg:stroke-width="0.02083in" svg:stroke-color="#ffffff" svg:stroke-opacity="100%"/>
    </style:style>
    <style:style style:family="chart" style:name="G0S1P10">
      <style:graphic-properties draw:fill="solid" draw:fill-color="#255e91" draw:opacity="100%" draw:stroke="solid" svg:stroke-width="0.02083in" svg:stroke-color="#ffffff" svg:stroke-opacity="100%"/>
    </style:style>
    <style:style style:family="chart" style:name="G0S0P21">
      <style:graphic-properties draw:fill="solid" draw:fill-color="#cc9a00" draw:opacity="100%" draw:stroke="solid" svg:stroke-width="0.02083in" svg:stroke-color="#ffffff" svg:stroke-opacity="100%"/>
    </style:style>
    <style:style style:family="chart" style:name="G0S1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22">
      <style:graphic-properties draw:fill="solid" draw:fill-color="#327dc2" draw:opacity="100%" draw:stroke="solid" svg:stroke-width="0.02083in" svg:stroke-color="#ffffff" svg:stroke-opacity="100%"/>
    </style:style>
    <style:style style:family="chart" style:name="G0S1P12">
      <style:graphic-properties draw:fill="solid" draw:fill-color="#698ed0" draw:opacity="100%" draw:stroke="solid" svg:stroke-width="0.02083in" svg:stroke-color="#ffffff" svg:stroke-opacity="100%"/>
    </style:style>
    <style:style style:family="chart" style:name="G0S0P23">
      <style:graphic-properties draw:fill="solid" draw:fill-color="#5a8a39" draw:opacity="100%" draw:stroke="solid" svg:stroke-width="0.02083in" svg:stroke-color="#ffffff" svg:stroke-opacity="100%"/>
    </style:style>
    <style:style style:family="chart" style:name="G0S1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24">
      <style:graphic-properties draw:fill="solid" draw:fill-color="#8faadc" draw:opacity="100%" draw:stroke="solid" svg:stroke-width="0.02083in" svg:stroke-color="#ffffff" svg:stroke-opacity="100%"/>
    </style:style>
    <style:style style:family="chart" style:name="G0S1P14">
      <style:graphic-properties draw:fill="solid" draw:fill-color="#b7b7b7" draw:opacity="100%" draw:stroke="solid" svg:stroke-width="0.02083in" svg:stroke-color="#ffffff" svg:stroke-opacity="100%"/>
    </style:style>
    <style:style style:family="chart" style:name="G0S0P25">
      <style:graphic-properties draw:fill="solid" draw:fill-color="#f4b183" draw:opacity="100%" draw:stroke="solid" svg:stroke-width="0.02083in" svg:stroke-color="#ffffff" svg:stroke-opacity="100%"/>
    </style:style>
    <style:style style:family="chart" style:name="G0S1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26">
      <style:graphic-properties draw:fill="solid" draw:fill-color="#c9c9c9" draw:opacity="100%" draw:stroke="solid" svg:stroke-width="0.02083in" svg:stroke-color="#ffffff" svg:stroke-opacity="100%"/>
    </style:style>
    <style:style style:family="chart" style:name="G0S1P16">
      <style:graphic-properties draw:fill="solid" draw:fill-color="#7cafdd" draw:opacity="100%" draw:stroke="solid" svg:stroke-width="0.02083in" svg:stroke-color="#ffffff" svg:stroke-opacity="100%"/>
    </style:style>
    <style:style style:family="chart" style:name="G0S0P27">
      <style:graphic-properties draw:fill="solid" draw:fill-color="#ffd966" draw:opacity="100%" draw:stroke="solid" svg:stroke-width="0.02083in" svg:stroke-color="#ffffff" svg:stroke-opacity="100%"/>
    </style:style>
    <style:style style:family="chart" style:name="G0S1P17">
      <style:graphic-properties draw:fill="solid" draw:fill-color="#8cc168" draw:opacity="100%" draw:stroke="solid" svg:stroke-width="0.02083in" svg:stroke-color="#ffffff" svg:stroke-opacity="100%"/>
    </style:style>
    <style:style style:family="chart" style:name="G0S0P28">
      <style:graphic-properties draw:fill="solid" draw:fill-color="#9dc3e6" draw:opacity="100%" draw:stroke="solid" svg:stroke-width="0.02083in" svg:stroke-color="#ffffff" svg:stroke-opacity="100%"/>
    </style:style>
    <style:style style:family="chart" style:name="G0S1P18">
      <style:graphic-properties draw:fill="solid" draw:fill-color="#335aa1" draw:opacity="100%" draw:stroke="solid" svg:stroke-width="0.02083in" svg:stroke-color="#ffffff" svg:stroke-opacity="100%"/>
    </style:style>
    <style:style style:family="chart" style:name="G0S0P29">
      <style:graphic-properties draw:fill="solid" draw:fill-color="#a9d18e" draw:opacity="100%" draw:stroke="solid" svg:stroke-width="0.02083in" svg:stroke-color="#ffffff" svg:stroke-opacity="100%"/>
    </style:style>
    <style:style style:family="chart" style:name="G0S1P19">
      <style:graphic-properties draw:fill="solid" draw:fill-color="#d26012" draw:opacity="100%" draw:stroke="solid" svg:stroke-width="0.02083in" svg:stroke-color="#ffffff" svg:stroke-opacity="100%"/>
    </style:style>
    <style:style style:family="chart" style:name="G0S0P30">
      <style:graphic-properties draw:fill="solid" draw:fill-color="#203864" draw:opacity="100%" draw:stroke="solid" svg:stroke-width="0.02083in" svg:stroke-color="#ffffff" svg:stroke-opacity="100%"/>
    </style:style>
    <style:style style:family="chart" style:name="G0S1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31">
      <style:graphic-properties draw:fill="solid" draw:fill-color="#843c0c" draw:opacity="100%" draw:stroke="solid" svg:stroke-width="0.02083in" svg:stroke-color="#ffffff" svg:stroke-opacity="100%"/>
    </style:style>
    <style:style style:family="chart" style:name="G0S1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32">
      <style:graphic-properties draw:fill="solid" draw:fill-color="#525252" draw:opacity="100%" draw:stroke="solid" svg:stroke-width="0.02083in" svg:stroke-color="#ffffff" svg:stroke-opacity="100%"/>
    </style:style>
    <style:style style:family="chart" style:name="G0S1P22">
      <style:graphic-properties draw:fill="solid" draw:fill-color="#327dc2" draw:opacity="100%" draw:stroke="solid" svg:stroke-width="0.02083in" svg:stroke-color="#ffffff" svg:stroke-opacity="100%"/>
    </style:style>
    <style:style style:family="chart" style:name="G0S0P33">
      <style:graphic-properties draw:fill="solid" draw:fill-color="#7f6000" draw:opacity="100%" draw:stroke="solid" svg:stroke-width="0.02083in" svg:stroke-color="#ffffff" svg:stroke-opacity="100%"/>
    </style:style>
    <style:style style:family="chart" style:name="G0S1P23">
      <style:graphic-properties draw:fill="solid" draw:fill-color="#5a8a39" draw:opacity="100%" draw:stroke="solid" svg:stroke-width="0.02083in" svg:stroke-color="#ffffff" svg:stroke-opacity="100%"/>
    </style:style>
    <style:style style:family="chart" style:name="G0S0P34">
      <style:graphic-properties draw:fill="solid" draw:fill-color="#1f4e79" draw:opacity="100%" draw:stroke="solid" svg:stroke-width="0.02083in" svg:stroke-color="#ffffff" svg:stroke-opacity="100%"/>
    </style:style>
    <style:style style:family="chart" style:name="G0S1P24">
      <style:graphic-properties draw:fill="solid" draw:fill-color="#8faadc" draw:opacity="100%" draw:stroke="solid" svg:stroke-width="0.02083in" svg:stroke-color="#ffffff" svg:stroke-opacity="100%"/>
    </style:style>
    <style:style style:family="chart" style:name="G0S0P35">
      <style:graphic-properties draw:fill="solid" draw:fill-color="#385723" draw:opacity="100%" draw:stroke="solid" svg:stroke-width="0.02083in" svg:stroke-color="#ffffff" svg:stroke-opacity="100%"/>
    </style:style>
    <style:style style:family="chart" style:name="G0S1P25">
      <style:graphic-properties draw:fill="solid" draw:fill-color="#f4b183" draw:opacity="100%" draw:stroke="solid" svg:stroke-width="0.02083in" svg:stroke-color="#ffffff" svg:stroke-opacity="100%"/>
    </style:style>
    <style:style style:family="chart" style:name="G0S0P36">
      <style:graphic-properties draw:fill="solid" draw:fill-color="#7c9cd6" draw:opacity="100%" draw:stroke="solid" svg:stroke-width="0.02083in" svg:stroke-color="#ffffff" svg:stroke-opacity="100%"/>
    </style:style>
    <style:style style:family="chart" style:name="G0S1P26">
      <style:graphic-properties draw:fill="solid" draw:fill-color="#c9c9c9" draw:opacity="100%" draw:stroke="solid" svg:stroke-width="0.02083in" svg:stroke-color="#ffffff" svg:stroke-opacity="100%"/>
    </style:style>
    <style:style style:family="chart" style:name="G0S0P37">
      <style:graphic-properties draw:fill="solid" draw:fill-color="#f2a46f" draw:opacity="100%" draw:stroke="solid" svg:stroke-width="0.02083in" svg:stroke-color="#ffffff" svg:stroke-opacity="100%"/>
    </style:style>
    <style:style style:family="chart" style:name="G0S1P27">
      <style:graphic-properties draw:fill="solid" draw:fill-color="#ffd966" draw:opacity="100%" draw:stroke="solid" svg:stroke-width="0.02083in" svg:stroke-color="#ffffff" svg:stroke-opacity="100%"/>
    </style:style>
    <style:style style:family="chart" style:name="G0S0P38">
      <style:graphic-properties draw:fill="solid" draw:fill-color="#c0c0c0" draw:opacity="100%" draw:stroke="solid" svg:stroke-width="0.02083in" svg:stroke-color="#ffffff" svg:stroke-opacity="100%"/>
    </style:style>
    <style:style style:family="chart" style:name="G0S1P28">
      <style:graphic-properties draw:fill="solid" draw:fill-color="#9dc3e6" draw:opacity="100%" draw:stroke="solid" svg:stroke-width="0.02083in" svg:stroke-color="#ffffff" svg:stroke-opacity="100%"/>
    </style:style>
    <style:style style:family="chart" style:name="G0S0P39">
      <style:graphic-properties draw:fill="solid" draw:fill-color="#ffd34d" draw:opacity="100%" draw:stroke="solid" svg:stroke-width="0.02083in" svg:stroke-color="#ffffff" svg:stroke-opacity="100%"/>
    </style:style>
    <style:style style:family="chart" style:name="G0S1P29">
      <style:graphic-properties draw:fill="solid" draw:fill-color="#a9d18e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0">
      <style:graphic-properties draw:fill="solid" draw:fill-color="#8cb9e2" draw:opacity="100%" draw:stroke="solid" svg:stroke-width="0.02083in" svg:stroke-color="#ffffff" svg:stroke-opacity="100%"/>
    </style:style>
    <style:style style:family="chart" style:name="G0S1P30">
      <style:graphic-properties draw:fill="solid" draw:fill-color="#203864" draw:opacity="100%" draw:stroke="solid" svg:stroke-width="0.02083in" svg:stroke-color="#ffffff" svg:stroke-opacity="100%"/>
    </style:style>
    <style:style style:family="chart" style:name="G0S0P41">
      <style:graphic-properties draw:fill="solid" draw:fill-color="#9ac97b" draw:opacity="100%" draw:stroke="solid" svg:stroke-width="0.02083in" svg:stroke-color="#ffffff" svg:stroke-opacity="100%"/>
    </style:style>
    <style:style style:family="chart" style:name="G0S1P31">
      <style:graphic-properties draw:fill="solid" draw:fill-color="#843c0c" draw:opacity="100%" draw:stroke="solid" svg:stroke-width="0.02083in" svg:stroke-color="#ffffff" svg:stroke-opacity="100%"/>
    </style:style>
    <style:style style:family="chart" style:name="G0S0P42">
      <style:graphic-properties draw:fill="solid" draw:fill-color="#2c4f8c" draw:opacity="100%" draw:stroke="solid" svg:stroke-width="0.02083in" svg:stroke-color="#ffffff" svg:stroke-opacity="100%"/>
    </style:style>
    <style:style style:family="chart" style:name="G0S1P32">
      <style:graphic-properties draw:fill="solid" draw:fill-color="#525252" draw:opacity="100%" draw:stroke="solid" svg:stroke-width="0.02083in" svg:stroke-color="#ffffff" svg:stroke-opacity="100%"/>
    </style:style>
    <style:style style:family="chart" style:name="G0S0P43">
      <style:graphic-properties draw:fill="solid" draw:fill-color="#b85410" draw:opacity="100%" draw:stroke="solid" svg:stroke-width="0.02083in" svg:stroke-color="#ffffff" svg:stroke-opacity="100%"/>
    </style:style>
    <style:style style:family="chart" style:name="G0S1P33">
      <style:graphic-properties draw:fill="solid" draw:fill-color="#7f6000" draw:opacity="100%" draw:stroke="solid" svg:stroke-width="0.02083in" svg:stroke-color="#ffffff" svg:stroke-opacity="100%"/>
    </style:style>
    <style:style style:family="chart" style:name="G0S0P44">
      <style:graphic-properties draw:fill="solid" draw:fill-color="#747474" draw:opacity="100%" draw:stroke="solid" svg:stroke-width="0.02083in" svg:stroke-color="#ffffff" svg:stroke-opacity="100%"/>
    </style:style>
    <style:style style:family="chart" style:name="G0S1P34">
      <style:graphic-properties draw:fill="solid" draw:fill-color="#1f4e79" draw:opacity="100%" draw:stroke="solid" svg:stroke-width="0.02083in" svg:stroke-color="#ffffff" svg:stroke-opacity="100%"/>
    </style:style>
    <style:style style:family="chart" style:name="G0S0P45">
      <style:graphic-properties draw:fill="solid" draw:fill-color="#b38600" draw:opacity="100%" draw:stroke="solid" svg:stroke-width="0.02083in" svg:stroke-color="#ffffff" svg:stroke-opacity="100%"/>
    </style:style>
    <style:style style:family="chart" style:name="G0S1P35">
      <style:graphic-properties draw:fill="solid" draw:fill-color="#385723" draw:opacity="100%" draw:stroke="solid" svg:stroke-width="0.02083in" svg:stroke-color="#ffffff" svg:stroke-opacity="100%"/>
    </style:style>
    <style:style style:family="chart" style:name="G0S0P46">
      <style:graphic-properties draw:fill="solid" draw:fill-color="#2b6da9" draw:opacity="100%" draw:stroke="solid" svg:stroke-width="0.02083in" svg:stroke-color="#ffffff" svg:stroke-opacity="100%"/>
    </style:style>
    <style:style style:family="chart" style:name="G0S1P36">
      <style:graphic-properties draw:fill="solid" draw:fill-color="#7c9cd6" draw:opacity="100%" draw:stroke="solid" svg:stroke-width="0.02083in" svg:stroke-color="#ffffff" svg:stroke-opacity="100%"/>
    </style:style>
    <style:style style:family="chart" style:name="G0S0P47">
      <style:graphic-properties draw:fill="solid" draw:fill-color="#4e7932" draw:opacity="100%" draw:stroke="solid" svg:stroke-width="0.02083in" svg:stroke-color="#ffffff" svg:stroke-opacity="100%"/>
    </style:style>
    <style:style style:family="chart" style:name="G0S1P37">
      <style:graphic-properties draw:fill="solid" draw:fill-color="#f2a46f" draw:opacity="100%" draw:stroke="solid" svg:stroke-width="0.02083in" svg:stroke-color="#ffffff" svg:stroke-opacity="100%"/>
    </style:style>
    <style:style style:family="chart" style:name="G0S0P48">
      <style:graphic-properties draw:fill="solid" draw:fill-color="#a2b9e2" draw:opacity="100%" draw:stroke="solid" svg:stroke-width="0.02083in" svg:stroke-color="#ffffff" svg:stroke-opacity="100%"/>
    </style:style>
    <style:style style:family="chart" style:name="G0S1P38">
      <style:graphic-properties draw:fill="solid" draw:fill-color="#c0c0c0" draw:opacity="100%" draw:stroke="solid" svg:stroke-width="0.02083in" svg:stroke-color="#ffffff" svg:stroke-opacity="100%"/>
    </style:style>
    <style:style style:family="chart" style:name="G0S0P49">
      <style:graphic-properties draw:fill="solid" draw:fill-color="#f6be98" draw:opacity="100%" draw:stroke="solid" svg:stroke-width="0.02083in" svg:stroke-color="#ffffff" svg:stroke-opacity="100%"/>
    </style:style>
    <style:style style:family="chart" style:name="G0S1P39">
      <style:graphic-properties draw:fill="solid" draw:fill-color="#ffd34d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0">
      <style:graphic-properties draw:fill="solid" draw:fill-color="#d2d2d2" draw:opacity="100%" draw:stroke="solid" svg:stroke-width="0.02083in" svg:stroke-color="#ffffff" svg:stroke-opacity="100%"/>
    </style:style>
    <style:style style:family="chart" style:name="G0S0P51">
      <style:graphic-properties draw:fill="solid" draw:fill-color="#ffdf7f" draw:opacity="100%" draw:stroke="solid" svg:stroke-width="0.02083in" svg:stroke-color="#ffffff" svg:stroke-opacity="100%"/>
    </style:style>
    <style:style style:family="chart" style:name="G0S1P40">
      <style:graphic-properties draw:fill="solid" draw:fill-color="#8cb9e2" draw:opacity="100%" draw:stroke="solid" svg:stroke-width="0.02083in" svg:stroke-color="#ffffff" svg:stroke-opacity="100%"/>
    </style:style>
    <style:style style:family="chart" style:name="G0S0P52">
      <style:graphic-properties draw:fill="solid" draw:fill-color="#adcdea" draw:opacity="100%" draw:stroke="solid" svg:stroke-width="0.02083in" svg:stroke-color="#ffffff" svg:stroke-opacity="100%"/>
    </style:style>
    <style:style style:family="chart" style:name="G0S1P41">
      <style:graphic-properties draw:fill="solid" draw:fill-color="#9ac97b" draw:opacity="100%" draw:stroke="solid" svg:stroke-width="0.02083in" svg:stroke-color="#ffffff" svg:stroke-opacity="100%"/>
    </style:style>
    <style:style style:family="chart" style:name="G0S0P53">
      <style:graphic-properties draw:fill="solid" draw:fill-color="#b7d8a1" draw:opacity="100%" draw:stroke="solid" svg:stroke-width="0.02083in" svg:stroke-color="#ffffff" svg:stroke-opacity="100%"/>
    </style:style>
    <style:style style:family="chart" style:name="G0S1P42">
      <style:graphic-properties draw:fill="solid" draw:fill-color="#2c4f8c" draw:opacity="100%" draw:stroke="solid" svg:stroke-width="0.02083in" svg:stroke-color="#ffffff" svg:stroke-opacity="100%"/>
    </style:style>
    <style:style style:family="chart" style:name="G0S0P54">
      <style:graphic-properties draw:fill="solid" draw:fill-color="#4472c4" draw:opacity="100%" draw:stroke="solid" svg:stroke-width="0.02083in" svg:stroke-color="#ffffff" svg:stroke-opacity="100%"/>
    </style:style>
    <style:style style:family="chart" style:name="G0S1P43">
      <style:graphic-properties draw:fill="solid" draw:fill-color="#b85410" draw:opacity="100%" draw:stroke="solid" svg:stroke-width="0.02083in" svg:stroke-color="#ffffff" svg:stroke-opacity="100%"/>
    </style:style>
    <style:style style:family="chart" style:name="G0S0P55">
      <style:graphic-properties draw:fill="solid" draw:fill-color="#ed7d31" draw:opacity="100%" draw:stroke="solid" svg:stroke-width="0.02083in" svg:stroke-color="#ffffff" svg:stroke-opacity="100%"/>
    </style:style>
    <style:style style:family="chart" style:name="G0S1P44">
      <style:graphic-properties draw:fill="solid" draw:fill-color="#747474" draw:opacity="100%" draw:stroke="solid" svg:stroke-width="0.02083in" svg:stroke-color="#ffffff" svg:stroke-opacity="100%"/>
    </style:style>
    <style:style style:family="chart" style:name="G0S0P56">
      <style:graphic-properties draw:fill="solid" draw:fill-color="#a5a5a5" draw:opacity="100%" draw:stroke="solid" svg:stroke-width="0.02083in" svg:stroke-color="#ffffff" svg:stroke-opacity="100%"/>
    </style:style>
    <style:style style:family="chart" style:name="G0S1P45">
      <style:graphic-properties draw:fill="solid" draw:fill-color="#b38600" draw:opacity="100%" draw:stroke="solid" svg:stroke-width="0.02083in" svg:stroke-color="#ffffff" svg:stroke-opacity="100%"/>
    </style:style>
    <style:style style:family="chart" style:name="G0S0P57">
      <style:graphic-properties draw:fill="solid" draw:fill-color="#ffc000" draw:opacity="100%" draw:stroke="solid" svg:stroke-width="0.02083in" svg:stroke-color="#ffffff" svg:stroke-opacity="100%"/>
    </style:style>
    <style:style style:family="chart" style:name="G0S1P46">
      <style:graphic-properties draw:fill="solid" draw:fill-color="#2b6da9" draw:opacity="100%" draw:stroke="solid" svg:stroke-width="0.02083in" svg:stroke-color="#ffffff" svg:stroke-opacity="100%"/>
    </style:style>
    <style:style style:family="chart" style:name="G0S0P58">
      <style:graphic-properties draw:fill="solid" draw:fill-color="#5b9bd5" draw:opacity="100%" draw:stroke="solid" svg:stroke-width="0.02083in" svg:stroke-color="#ffffff" svg:stroke-opacity="100%"/>
    </style:style>
    <style:style style:family="chart" style:name="G0S1P47">
      <style:graphic-properties draw:fill="solid" draw:fill-color="#4e7932" draw:opacity="100%" draw:stroke="solid" svg:stroke-width="0.02083in" svg:stroke-color="#ffffff" svg:stroke-opacity="100%"/>
    </style:style>
    <style:style style:family="chart" style:name="G0S0P59">
      <style:graphic-properties draw:fill="solid" draw:fill-color="#70ad47" draw:opacity="100%" draw:stroke="solid" svg:stroke-width="0.02083in" svg:stroke-color="#ffffff" svg:stroke-opacity="100%"/>
    </style:style>
    <style:style style:family="chart" style:name="G0S1P48">
      <style:graphic-properties draw:fill="solid" draw:fill-color="#a2b9e2" draw:opacity="100%" draw:stroke="solid" svg:stroke-width="0.02083in" svg:stroke-color="#ffffff" svg:stroke-opacity="100%"/>
    </style:style>
    <style:style style:family="chart" style:name="G0S1P49">
      <style:graphic-properties draw:fill="solid" draw:fill-color="#f6be98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0">
      <style:graphic-properties draw:fill="solid" draw:fill-color="#264478" draw:opacity="100%" draw:stroke="solid" svg:stroke-width="0.02083in" svg:stroke-color="#ffffff" svg:stroke-opacity="100%"/>
    </style:style>
    <style:style style:family="chart" style:name="G0S0P61">
      <style:graphic-properties draw:fill="solid" draw:fill-color="#9e480e" draw:opacity="100%" draw:stroke="solid" svg:stroke-width="0.02083in" svg:stroke-color="#ffffff" svg:stroke-opacity="100%"/>
    </style:style>
    <style:style style:family="chart" style:name="G0S1P50">
      <style:graphic-properties draw:fill="solid" draw:fill-color="#d2d2d2" draw:opacity="100%" draw:stroke="solid" svg:stroke-width="0.02083in" svg:stroke-color="#ffffff" svg:stroke-opacity="100%"/>
    </style:style>
    <style:style style:family="chart" style:name="G0S0P62">
      <style:graphic-properties draw:fill="solid" draw:fill-color="#636363" draw:opacity="100%" draw:stroke="solid" svg:stroke-width="0.02083in" svg:stroke-color="#ffffff" svg:stroke-opacity="100%"/>
    </style:style>
    <style:style style:family="chart" style:name="G0S1P51">
      <style:graphic-properties draw:fill="solid" draw:fill-color="#ffdf7f" draw:opacity="100%" draw:stroke="solid" svg:stroke-width="0.02083in" svg:stroke-color="#ffffff" svg:stroke-opacity="100%"/>
    </style:style>
    <style:style style:family="chart" style:name="G0S0P63">
      <style:graphic-properties draw:fill="solid" draw:fill-color="#997300" draw:opacity="100%" draw:stroke="solid" svg:stroke-width="0.02083in" svg:stroke-color="#ffffff" svg:stroke-opacity="100%"/>
    </style:style>
    <style:style style:family="chart" style:name="G0S1P52">
      <style:graphic-properties draw:fill="solid" draw:fill-color="#adcdea" draw:opacity="100%" draw:stroke="solid" svg:stroke-width="0.02083in" svg:stroke-color="#ffffff" svg:stroke-opacity="100%"/>
    </style:style>
    <style:style style:family="chart" style:name="G0S0P64">
      <style:graphic-properties draw:fill="solid" draw:fill-color="#255e91" draw:opacity="100%" draw:stroke="solid" svg:stroke-width="0.02083in" svg:stroke-color="#ffffff" svg:stroke-opacity="100%"/>
    </style:style>
    <style:style style:family="chart" style:name="G0S1P53">
      <style:graphic-properties draw:fill="solid" draw:fill-color="#b7d8a1" draw:opacity="100%" draw:stroke="solid" svg:stroke-width="0.02083in" svg:stroke-color="#ffffff" svg:stroke-opacity="100%"/>
    </style:style>
    <style:style style:family="chart" style:name="G0S0P65">
      <style:graphic-properties draw:fill="solid" draw:fill-color="#43682b" draw:opacity="100%" draw:stroke="solid" svg:stroke-width="0.02083in" svg:stroke-color="#ffffff" svg:stroke-opacity="100%"/>
    </style:style>
    <style:style style:family="chart" style:name="G0S1P54">
      <style:graphic-properties draw:fill="solid" draw:fill-color="#4472c4" draw:opacity="100%" draw:stroke="solid" svg:stroke-width="0.02083in" svg:stroke-color="#ffffff" svg:stroke-opacity="100%"/>
    </style:style>
    <style:style style:family="chart" style:name="G0S0P66">
      <style:graphic-properties draw:fill="solid" draw:fill-color="#698ed0" draw:opacity="100%" draw:stroke="solid" svg:stroke-width="0.02083in" svg:stroke-color="#ffffff" svg:stroke-opacity="100%"/>
    </style:style>
    <style:style style:family="chart" style:name="G0S1P55">
      <style:graphic-properties draw:fill="solid" draw:fill-color="#ed7d31" draw:opacity="100%" draw:stroke="solid" svg:stroke-width="0.02083in" svg:stroke-color="#ffffff" svg:stroke-opacity="100%"/>
    </style:style>
    <style:style style:family="chart" style:name="G0S0P67">
      <style:graphic-properties draw:fill="solid" draw:fill-color="#f1975a" draw:opacity="100%" draw:stroke="solid" svg:stroke-width="0.02083in" svg:stroke-color="#ffffff" svg:stroke-opacity="100%"/>
    </style:style>
    <style:style style:family="chart" style:name="G0S1P56">
      <style:graphic-properties draw:fill="solid" draw:fill-color="#a5a5a5" draw:opacity="100%" draw:stroke="solid" svg:stroke-width="0.02083in" svg:stroke-color="#ffffff" svg:stroke-opacity="100%"/>
    </style:style>
    <style:style style:family="chart" style:name="G0S0P68">
      <style:graphic-properties draw:fill="solid" draw:fill-color="#b7b7b7" draw:opacity="100%" draw:stroke="solid" svg:stroke-width="0.02083in" svg:stroke-color="#ffffff" svg:stroke-opacity="100%"/>
    </style:style>
    <style:style style:family="chart" style:name="G0S1P57">
      <style:graphic-properties draw:fill="solid" draw:fill-color="#ffc000" draw:opacity="100%" draw:stroke="solid" svg:stroke-width="0.02083in" svg:stroke-color="#ffffff" svg:stroke-opacity="100%"/>
    </style:style>
    <style:style style:family="chart" style:name="G0S0P69">
      <style:graphic-properties draw:fill="solid" draw:fill-color="#ffcd33" draw:opacity="100%" draw:stroke="solid" svg:stroke-width="0.02083in" svg:stroke-color="#ffffff" svg:stroke-opacity="100%"/>
    </style:style>
    <style:style style:family="chart" style:name="G0S1P58">
      <style:graphic-properties draw:fill="solid" draw:fill-color="#5b9bd5" draw:opacity="100%" draw:stroke="solid" svg:stroke-width="0.02083in" svg:stroke-color="#ffffff" svg:stroke-opacity="100%"/>
    </style:style>
    <style:style style:family="chart" style:name="G0S1P59">
      <style:graphic-properties draw:fill="solid" draw:fill-color="#70ad47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76.0pt" svg:width="425.25pt" chart:style-name="Crt0">
        <chart:title chart:style-name="CT00">
          <text:p text:style-name="a0" text:class-names="" text:cond-style-name="">N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73"/>
          </chart:axis>
          <chart:axis chart:dimension="y"/>
          <chart:series chart:label-cell-address="local-table.$B$1" chart:values-cell-range-address="local-table.$B$2:.$B$7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  <chart:data-point chart:style-name="G0S0P17">
              <chart:data-label chart:style-name="DL0017"/>
            </chart:data-point>
            <chart:data-point chart:style-name="G0S0P18">
              <chart:data-label chart:style-name="DL0018"/>
            </chart:data-point>
            <chart:data-point chart:style-name="G0S0P19">
              <chart:data-label chart:style-name="DL0019"/>
            </chart:data-point>
            <chart:data-point chart:style-name="G0S0P20">
              <chart:data-label chart:style-name="DL0020"/>
            </chart:data-point>
            <chart:data-point chart:style-name="G0S0P21">
              <chart:data-label chart:style-name="DL0021"/>
            </chart:data-point>
            <chart:data-point chart:style-name="G0S0P22">
              <chart:data-label chart:style-name="DL0022"/>
            </chart:data-point>
            <chart:data-point chart:style-name="G0S0P23">
              <chart:data-label chart:style-name="DL0023"/>
            </chart:data-point>
            <chart:data-point chart:style-name="G0S0P24">
              <chart:data-label chart:style-name="DL0024"/>
            </chart:data-point>
            <chart:data-point chart:style-name="G0S0P25">
              <chart:data-label chart:style-name="DL0025"/>
            </chart:data-point>
            <chart:data-point chart:style-name="G0S0P26">
              <chart:data-label chart:style-name="DL0026"/>
            </chart:data-point>
            <chart:data-point chart:style-name="G0S0P27">
              <chart:data-label chart:style-name="DL0027"/>
            </chart:data-point>
            <chart:data-point chart:style-name="G0S0P28">
              <chart:data-label chart:style-name="DL0028"/>
            </chart:data-point>
            <chart:data-point chart:style-name="G0S0P29">
              <chart:data-label chart:style-name="DL0029"/>
            </chart:data-point>
            <chart:data-point chart:style-name="G0S0P30">
              <chart:data-label chart:style-name="DL0030"/>
            </chart:data-point>
            <chart:data-point chart:style-name="G0S0P31">
              <chart:data-label chart:style-name="DL0031"/>
            </chart:data-point>
            <chart:data-point chart:style-name="G0S0P32">
              <chart:data-label chart:style-name="DL0032"/>
            </chart:data-point>
            <chart:data-point chart:style-name="G0S0P33">
              <chart:data-label chart:style-name="DL0033"/>
            </chart:data-point>
            <chart:data-point chart:style-name="G0S0P34">
              <chart:data-label chart:style-name="DL0034"/>
            </chart:data-point>
            <chart:data-point chart:style-name="G0S0P35">
              <chart:data-label chart:style-name="DL0035"/>
            </chart:data-point>
            <chart:data-point chart:style-name="G0S0P36">
              <chart:data-label chart:style-name="DL0036"/>
            </chart:data-point>
            <chart:data-point chart:style-name="G0S0P37">
              <chart:data-label chart:style-name="DL0037"/>
            </chart:data-point>
            <chart:data-point chart:style-name="G0S0P38">
              <chart:data-label chart:style-name="DL0038"/>
            </chart:data-point>
            <chart:data-point chart:style-name="G0S0P39">
              <chart:data-label chart:style-name="DL0039"/>
            </chart:data-point>
            <chart:data-point chart:style-name="G0S0P40">
              <chart:data-label chart:style-name="DL0040"/>
            </chart:data-point>
            <chart:data-point chart:style-name="G0S0P41">
              <chart:data-label chart:style-name="DL0041"/>
            </chart:data-point>
            <chart:data-point chart:style-name="G0S0P42">
              <chart:data-label chart:style-name="DL0042"/>
            </chart:data-point>
            <chart:data-point chart:style-name="G0S0P43">
              <chart:data-label chart:style-name="DL0043"/>
            </chart:data-point>
            <chart:data-point chart:style-name="G0S0P44">
              <chart:data-label chart:style-name="DL0044"/>
            </chart:data-point>
            <chart:data-point chart:style-name="G0S0P45">
              <chart:data-label chart:style-name="DL0045"/>
            </chart:data-point>
            <chart:data-point chart:style-name="G0S0P46">
              <chart:data-label chart:style-name="DL0046"/>
            </chart:data-point>
            <chart:data-point chart:style-name="G0S0P47">
              <chart:data-label chart:style-name="DL0047"/>
            </chart:data-point>
            <chart:data-point chart:style-name="G0S0P48">
              <chart:data-label chart:style-name="DL0048"/>
            </chart:data-point>
            <chart:data-point chart:style-name="G0S0P49">
              <chart:data-label chart:style-name="DL0049"/>
            </chart:data-point>
            <chart:data-point chart:style-name="G0S0P50">
              <chart:data-label chart:style-name="DL0050"/>
            </chart:data-point>
            <chart:data-point chart:style-name="G0S0P51">
              <chart:data-label chart:style-name="DL0051"/>
            </chart:data-point>
            <chart:data-point chart:style-name="G0S0P52">
              <chart:data-label chart:style-name="DL0052"/>
            </chart:data-point>
            <chart:data-point chart:style-name="G0S0P53">
              <chart:data-label chart:style-name="DL0053"/>
            </chart:data-point>
            <chart:data-point chart:style-name="G0S0P54">
              <chart:data-label chart:style-name="DL0054"/>
            </chart:data-point>
            <chart:data-point chart:style-name="G0S0P55">
              <chart:data-label chart:style-name="DL0055"/>
            </chart:data-point>
            <chart:data-point chart:style-name="G0S0P56">
              <chart:data-label chart:style-name="DL0056"/>
            </chart:data-point>
            <chart:data-point chart:style-name="G0S0P57">
              <chart:data-label chart:style-name="DL0057"/>
            </chart:data-point>
            <chart:data-point chart:style-name="G0S0P58">
              <chart:data-label chart:style-name="DL0058"/>
            </chart:data-point>
            <chart:data-point chart:style-name="G0S0P59">
              <chart:data-label chart:style-name="DL0059"/>
            </chart:data-point>
            <chart:data-point chart:style-name="G0S0P60">
              <chart:data-label chart:style-name="DL0060"/>
            </chart:data-point>
            <chart:data-point chart:style-name="G0S0P61">
              <chart:data-label chart:style-name="DL0061"/>
            </chart:data-point>
            <chart:data-point chart:style-name="G0S0P62">
              <chart:data-label chart:style-name="DL0062"/>
            </chart:data-point>
            <chart:data-point chart:style-name="G0S0P63">
              <chart:data-label chart:style-name="DL0063"/>
            </chart:data-point>
            <chart:data-point chart:style-name="G0S0P64">
              <chart:data-label chart:style-name="DL0064"/>
            </chart:data-point>
            <chart:data-point chart:style-name="G0S0P65">
              <chart:data-label chart:style-name="DL0065"/>
            </chart:data-point>
            <chart:data-point chart:style-name="G0S0P66">
              <chart:data-label chart:style-name="DL0066"/>
            </chart:data-point>
            <chart:data-point chart:style-name="G0S0P67">
              <chart:data-label chart:style-name="DL0067"/>
            </chart:data-point>
            <chart:data-point chart:style-name="G0S0P68">
              <chart:data-label chart:style-name="DL0068"/>
            </chart:data-point>
            <chart:data-point chart:style-name="G0S0P69">
              <chart:data-label chart:style-name="DL0069"/>
            </chart:data-point>
            <chart:data-point chart:style-name="G0S0P70">
              <chart:data-label chart:style-name="DL0070"/>
            </chart:data-point>
            <chart:data-point chart:style-name="G0S0P71">
              <chart:data-label chart:style-name="DL0071"/>
            </chart:data-point>
          </chart:series>
          <chart:series chart:label-cell-address="local-table.$C$1" chart:values-cell-range-address="local-table.$C$2:.$C$73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  <chart:data-point chart:style-name="G0S1P4">
              <chart:data-label chart:style-name="DL014"/>
            </chart:data-point>
            <chart:data-point chart:style-name="G0S1P5">
              <chart:data-label chart:style-name="DL015"/>
            </chart:data-point>
            <chart:data-point chart:style-name="G0S1P6">
              <chart:data-label chart:style-name="DL016"/>
            </chart:data-point>
            <chart:data-point chart:style-name="G0S1P7">
              <chart:data-label chart:style-name="DL017"/>
            </chart:data-point>
            <chart:data-point chart:style-name="G0S1P8">
              <chart:data-label chart:style-name="DL018"/>
            </chart:data-point>
            <chart:data-point chart:style-name="G0S1P9">
              <chart:data-label chart:style-name="DL019"/>
            </chart:data-point>
            <chart:data-point chart:style-name="G0S1P10">
              <chart:data-label chart:style-name="DL0110"/>
            </chart:data-point>
            <chart:data-point chart:style-name="G0S1P11">
              <chart:data-label chart:style-name="DL0111"/>
            </chart:data-point>
            <chart:data-point chart:style-name="G0S1P12">
              <chart:data-label chart:style-name="DL0112"/>
            </chart:data-point>
            <chart:data-point chart:style-name="G0S1P13">
              <chart:data-label chart:style-name="DL0113"/>
            </chart:data-point>
            <chart:data-point chart:style-name="G0S1P14">
              <chart:data-label chart:style-name="DL0114"/>
            </chart:data-point>
            <chart:data-point chart:style-name="G0S1P15">
              <chart:data-label chart:style-name="DL0115"/>
            </chart:data-point>
            <chart:data-point chart:style-name="G0S1P16">
              <chart:data-label chart:style-name="DL0116"/>
            </chart:data-point>
            <chart:data-point chart:style-name="G0S1P17">
              <chart:data-label chart:style-name="DL0117"/>
            </chart:data-point>
            <chart:data-point chart:style-name="G0S1P18">
              <chart:data-label chart:style-name="DL0118"/>
            </chart:data-point>
            <chart:data-point chart:style-name="G0S1P19">
              <chart:data-label chart:style-name="DL0119"/>
            </chart:data-point>
            <chart:data-point chart:style-name="G0S1P20">
              <chart:data-label chart:style-name="DL0120"/>
            </chart:data-point>
            <chart:data-point chart:style-name="G0S1P21">
              <chart:data-label chart:style-name="DL0121"/>
            </chart:data-point>
            <chart:data-point chart:style-name="G0S1P22">
              <chart:data-label chart:style-name="DL0122"/>
            </chart:data-point>
            <chart:data-point chart:style-name="G0S1P23">
              <chart:data-label chart:style-name="DL0123"/>
            </chart:data-point>
            <chart:data-point chart:style-name="G0S1P24">
              <chart:data-label chart:style-name="DL0124"/>
            </chart:data-point>
            <chart:data-point chart:style-name="G0S1P25">
              <chart:data-label chart:style-name="DL0125"/>
            </chart:data-point>
            <chart:data-point chart:style-name="G0S1P26">
              <chart:data-label chart:style-name="DL0126"/>
            </chart:data-point>
            <chart:data-point chart:style-name="G0S1P27">
              <chart:data-label chart:style-name="DL0127"/>
            </chart:data-point>
            <chart:data-point chart:style-name="G0S1P28">
              <chart:data-label chart:style-name="DL0128"/>
            </chart:data-point>
            <chart:data-point chart:style-name="G0S1P29">
              <chart:data-label chart:style-name="DL0129"/>
            </chart:data-point>
            <chart:data-point chart:style-name="G0S1P30">
              <chart:data-label chart:style-name="DL0130"/>
            </chart:data-point>
            <chart:data-point chart:style-name="G0S1P31">
              <chart:data-label chart:style-name="DL0131"/>
            </chart:data-point>
            <chart:data-point chart:style-name="G0S1P32">
              <chart:data-label chart:style-name="DL0132"/>
            </chart:data-point>
            <chart:data-point chart:style-name="G0S1P33">
              <chart:data-label chart:style-name="DL0133"/>
            </chart:data-point>
            <chart:data-point chart:style-name="G0S1P34">
              <chart:data-label chart:style-name="DL0134"/>
            </chart:data-point>
            <chart:data-point chart:style-name="G0S1P35">
              <chart:data-label chart:style-name="DL0135"/>
            </chart:data-point>
            <chart:data-point chart:style-name="G0S1P36">
              <chart:data-label chart:style-name="DL0136"/>
            </chart:data-point>
            <chart:data-point chart:style-name="G0S1P37">
              <chart:data-label chart:style-name="DL0137"/>
            </chart:data-point>
            <chart:data-point chart:style-name="G0S1P38">
              <chart:data-label chart:style-name="DL0138"/>
            </chart:data-point>
            <chart:data-point chart:style-name="G0S1P39">
              <chart:data-label chart:style-name="DL0139"/>
            </chart:data-point>
            <chart:data-point chart:style-name="G0S1P40">
              <chart:data-label chart:style-name="DL0140"/>
            </chart:data-point>
            <chart:data-point chart:style-name="G0S1P41">
              <chart:data-label chart:style-name="DL0141"/>
            </chart:data-point>
            <chart:data-point chart:style-name="G0S1P42">
              <chart:data-label chart:style-name="DL0142"/>
            </chart:data-point>
            <chart:data-point chart:style-name="G0S1P43">
              <chart:data-label chart:style-name="DL0143"/>
            </chart:data-point>
            <chart:data-point chart:style-name="G0S1P44">
              <chart:data-label chart:style-name="DL0144"/>
            </chart:data-point>
            <chart:data-point chart:style-name="G0S1P45">
              <chart:data-label chart:style-name="DL0145"/>
            </chart:data-point>
            <chart:data-point chart:style-name="G0S1P46">
              <chart:data-label chart:style-name="DL0146"/>
            </chart:data-point>
            <chart:data-point chart:style-name="G0S1P47">
              <chart:data-label chart:style-name="DL0147"/>
            </chart:data-point>
            <chart:data-point chart:style-name="G0S1P48">
              <chart:data-label chart:style-name="DL0148"/>
            </chart:data-point>
            <chart:data-point chart:style-name="G0S1P49">
              <chart:data-label chart:style-name="DL0149"/>
            </chart:data-point>
            <chart:data-point chart:style-name="G0S1P50">
              <chart:data-label chart:style-name="DL0150"/>
            </chart:data-point>
            <chart:data-point chart:style-name="G0S1P51">
              <chart:data-label chart:style-name="DL0151"/>
            </chart:data-point>
            <chart:data-point chart:style-name="G0S1P52">
              <chart:data-label chart:style-name="DL0152"/>
            </chart:data-point>
            <chart:data-point chart:style-name="G0S1P53">
              <chart:data-label chart:style-name="DL0153"/>
            </chart:data-point>
            <chart:data-point chart:style-name="G0S1P54">
              <chart:data-label chart:style-name="DL0154"/>
            </chart:data-point>
            <chart:data-point chart:style-name="G0S1P55">
              <chart:data-label chart:style-name="DL0155"/>
            </chart:data-point>
            <chart:data-point chart:style-name="G0S1P56">
              <chart:data-label chart:style-name="DL0156"/>
            </chart:data-point>
            <chart:data-point chart:style-name="G0S1P57">
              <chart:data-label chart:style-name="DL0157"/>
            </chart:data-point>
            <chart:data-point chart:style-name="G0S1P58">
              <chart:data-label chart:style-name="DL0158"/>
            </chart:data-point>
            <chart:data-point chart:style-name="G0S1P59">
              <chart:data-label chart:style-name="DL0159"/>
            </chart:data-point>
            <chart:data-point chart:style-name="G0S1P60">
              <chart:data-label chart:style-name="DL0160"/>
            </chart:data-point>
            <chart:data-point chart:style-name="G0S1P61">
              <chart:data-label chart:style-name="DL0161"/>
            </chart:data-point>
            <chart:data-point chart:style-name="G0S1P62">
              <chart:data-label chart:style-name="DL0162"/>
            </chart:data-point>
            <chart:data-point chart:style-name="G0S1P63">
              <chart:data-label chart:style-name="DL0163"/>
            </chart:data-point>
            <chart:data-point chart:style-name="G0S1P64">
              <chart:data-label chart:style-name="DL0164"/>
            </chart:data-point>
            <chart:data-point chart:style-name="G0S1P65">
              <chart:data-label chart:style-name="DL0165"/>
            </chart:data-point>
            <chart:data-point chart:style-name="G0S1P66">
              <chart:data-label chart:style-name="DL0166"/>
            </chart:data-point>
            <chart:data-point chart:style-name="G0S1P67">
              <chart:data-label chart:style-name="DL0167"/>
            </chart:data-point>
            <chart:data-point chart:style-name="G0S1P68">
              <chart:data-label chart:style-name="DL0168"/>
            </chart:data-point>
            <chart:data-point chart:style-name="G0S1P69">
              <chart:data-label chart:style-name="DL0169"/>
            </chart:data-point>
            <chart:data-point chart:style-name="G0S1P70">
              <chart:data-label chart:style-name="DL0170"/>
            </chart:data-point>
            <chart:data-point chart:style-name="G0S1P71">
              <chart:data-label chart:style-name="DL017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N</text:p>
              </table:table-cell>
              <table:table-cell office:value-type="string">
                <text:p>%</text:p>
              </table:table-cell>
            </table:table-row>
          </table:table-header-rows>
          <table:table-row>
            <table:table-cell office:value-type="string">
              <text:p>Insecta</text:p>
            </table:table-cell>
            <table:table-cell office:value-type="float" office:value="368"/>
            <table:table-cell office:value-type="float" office:value="0.34553990610328639"/>
          </table:table-row>
          <table:table-row>
            <table:table-cell office:value-type="string">
              <text:p>Arachnida</text:p>
            </table:table-cell>
            <table:table-cell office:value-type="float" office:value="81"/>
            <table:table-cell office:value-type="float" office:value="7.605633802816901E-2"/>
          </table:table-row>
          <table:table-row>
            <table:table-cell office:value-type="string">
              <text:p>Demospongiae</text:p>
            </table:table-cell>
            <table:table-cell office:value-type="float" office:value="73"/>
            <table:table-cell office:value-type="float" office:value="6.8544600938967137E-2"/>
          </table:table-row>
          <table:table-row>
            <table:table-cell office:value-type="string">
              <text:p>Anthozoa</text:p>
            </table:table-cell>
            <table:table-cell office:value-type="float" office:value="43"/>
            <table:table-cell office:value-type="float" office:value="4.0375586854460091E-2"/>
          </table:table-row>
          <table:table-row>
            <table:table-cell office:value-type="string">
              <text:p>Gastropoda</text:p>
            </table:table-cell>
            <table:table-cell office:value-type="float" office:value="42"/>
            <table:table-cell office:value-type="float" office:value="3.9436619718309862E-2"/>
          </table:table-row>
          <table:table-row>
            <table:table-cell office:value-type="string">
              <text:p>Mammalia</text:p>
            </table:table-cell>
            <table:table-cell office:value-type="float" office:value="41"/>
            <table:table-cell office:value-type="float" office:value="3.8497652582159626E-2"/>
          </table:table-row>
          <table:table-row>
            <table:table-cell office:value-type="string">
              <text:p>Florideophyceae</text:p>
            </table:table-cell>
            <table:table-cell office:value-type="float" office:value="40"/>
            <table:table-cell office:value-type="float" office:value="3.7558685446009391E-2"/>
          </table:table-row>
          <table:table-row>
            <table:table-cell office:value-type="string">
              <text:p>Diplopoda</text:p>
            </table:table-cell>
            <table:table-cell office:value-type="float" office:value="33"/>
            <table:table-cell office:value-type="float" office:value="3.0985915492957747E-2"/>
          </table:table-row>
          <table:table-row>
            <table:table-cell office:value-type="string">
              <text:p>Amphibia</text:p>
            </table:table-cell>
            <table:table-cell office:value-type="float" office:value="28"/>
            <table:table-cell office:value-type="float" office:value="2.6291079812206571E-2"/>
          </table:table-row>
          <table:table-row>
            <table:table-cell office:value-type="string">
              <text:p>Actinopterygii</text:p>
            </table:table-cell>
            <table:table-cell office:value-type="float" office:value="28"/>
            <table:table-cell office:value-type="float" office:value="2.6291079812206571E-2"/>
          </table:table-row>
          <table:table-row>
            <table:table-cell office:value-type="string">
              <text:p>Phaeophyceae</text:p>
            </table:table-cell>
            <table:table-cell office:value-type="float" office:value="27"/>
            <table:table-cell office:value-type="float" office:value="2.5352112676056339E-2"/>
          </table:table-row>
          <table:table-row>
            <table:table-cell office:value-type="string">
              <text:p>Asteroidea</text:p>
            </table:table-cell>
            <table:table-cell office:value-type="float" office:value="26"/>
            <table:table-cell office:value-type="float" office:value="2.4413145539906103E-2"/>
          </table:table-row>
          <table:table-row>
            <table:table-cell office:value-type="string">
              <text:p>Reptilia</text:p>
            </table:table-cell>
            <table:table-cell office:value-type="float" office:value="18"/>
            <table:table-cell office:value-type="float" office:value="1.6901408450704224E-2"/>
          </table:table-row>
          <table:table-row>
            <table:table-cell office:value-type="string">
              <text:p>Ascidiacea</text:p>
            </table:table-cell>
            <table:table-cell office:value-type="float" office:value="15"/>
            <table:table-cell office:value-type="float" office:value="1.4084507042253521E-2"/>
          </table:table-row>
          <table:table-row>
            <table:table-cell office:value-type="string">
              <text:p>Echinoidea</text:p>
            </table:table-cell>
            <table:table-cell office:value-type="float" office:value="14"/>
            <table:table-cell office:value-type="float" office:value="1.3145539906103286E-2"/>
          </table:table-row>
          <table:table-row>
            <table:table-cell office:value-type="string">
              <text:p>Cyanophyceae</text:p>
            </table:table-cell>
            <table:table-cell office:value-type="float" office:value="14"/>
            <table:table-cell office:value-type="float" office:value="1.3145539906103286E-2"/>
          </table:table-row>
          <table:table-row>
            <table:table-cell office:value-type="string">
              <text:p>Ophiuroidea</text:p>
            </table:table-cell>
            <table:table-cell office:value-type="float" office:value="13"/>
            <table:table-cell office:value-type="float" office:value="1.2206572769953052E-2"/>
          </table:table-row>
          <table:table-row>
            <table:table-cell office:value-type="string">
              <text:p>Bivalvia</text:p>
            </table:table-cell>
            <table:table-cell office:value-type="float" office:value="12"/>
            <table:table-cell office:value-type="float" office:value="1.1267605633802818E-2"/>
          </table:table-row>
          <table:table-row>
            <table:table-cell office:value-type="string">
              <text:p>Malacostraca</text:p>
            </table:table-cell>
            <table:table-cell office:value-type="float" office:value="11"/>
            <table:table-cell office:value-type="float" office:value="1.0328638497652582E-2"/>
          </table:table-row>
          <table:table-row>
            <table:table-cell office:value-type="string">
              <text:p>Holothurioidea</text:p>
            </table:table-cell>
            <table:table-cell office:value-type="float" office:value="11"/>
            <table:table-cell office:value-type="float" office:value="1.0328638497652582E-2"/>
          </table:table-row>
          <table:table-row>
            <table:table-cell office:value-type="string">
              <text:p>Gymnolaemata</text:p>
            </table:table-cell>
            <table:table-cell office:value-type="float" office:value="10"/>
            <table:table-cell office:value-type="float" office:value="9.3896713615023476E-3"/>
          </table:table-row>
          <table:table-row>
            <table:table-cell office:value-type="string">
              <text:p>Crinoidea</text:p>
            </table:table-cell>
            <table:table-cell office:value-type="float" office:value="9"/>
            <table:table-cell office:value-type="float" office:value="8.4507042253521118E-3"/>
          </table:table-row>
          <table:table-row>
            <table:table-cell office:value-type="string">
              <text:p>Ulvophyceae</text:p>
            </table:table-cell>
            <table:table-cell office:value-type="float" office:value="8"/>
            <table:table-cell office:value-type="float" office:value="7.5117370892018778E-3"/>
          </table:table-row>
          <table:table-row>
            <table:table-cell office:value-type="string">
              <text:p>Secernentea</text:p>
            </table:table-cell>
            <table:table-cell office:value-type="float" office:value="8"/>
            <table:table-cell office:value-type="float" office:value="7.5117370892018778E-3"/>
          </table:table-row>
          <table:table-row>
            <table:table-cell office:value-type="string">
              <text:p>Polychaeta</text:p>
            </table:table-cell>
            <table:table-cell office:value-type="float" office:value="7"/>
            <table:table-cell office:value-type="float" office:value="6.5727699530516428E-3"/>
          </table:table-row>
          <table:table-row>
            <table:table-cell office:value-type="string">
              <text:p>Bryopsidophyceae</text:p>
            </table:table-cell>
            <table:table-cell office:value-type="float" office:value="6"/>
            <table:table-cell office:value-type="float" office:value="5.6338028169014088E-3"/>
          </table:table-row>
          <table:table-row>
            <table:table-cell office:value-type="string">
              <text:p>Chilopoda</text:p>
            </table:table-cell>
            <table:table-cell office:value-type="float" office:value="5"/>
            <table:table-cell office:value-type="float" office:value="4.6948356807511738E-3"/>
          </table:table-row>
          <table:table-row>
            <table:table-cell office:value-type="string">
              <text:p>Dinophyceae</text:p>
            </table:table-cell>
            <table:table-cell office:value-type="float" office:value="5"/>
            <table:table-cell office:value-type="float" office:value="4.6948356807511738E-3"/>
          </table:table-row>
          <table:table-row>
            <table:table-cell office:value-type="string">
              <text:p>Hydrozoa</text:p>
            </table:table-cell>
            <table:table-cell office:value-type="float" office:value="5"/>
            <table:table-cell office:value-type="float" office:value="4.6948356807511738E-3"/>
          </table:table-row>
          <table:table-row>
            <table:table-cell office:value-type="string">
              <text:p>Aves</text:p>
            </table:table-cell>
            <table:table-cell office:value-type="float" office:value="3"/>
            <table:table-cell office:value-type="float" office:value="2.8169014084507044E-3"/>
          </table:table-row>
          <table:table-row>
            <table:table-cell office:value-type="string">
              <text:p>Leotiomycetes</text:p>
            </table:table-cell>
            <table:table-cell office:value-type="float" office:value="3"/>
            <table:table-cell office:value-type="float" office:value="2.8169014084507044E-3"/>
          </table:table-row>
          <table:table-row>
            <table:table-cell office:value-type="string">
              <text:p>Polyplacophora</text:p>
            </table:table-cell>
            <table:table-cell office:value-type="float" office:value="3"/>
            <table:table-cell office:value-type="float" office:value="2.8169014084507044E-3"/>
          </table:table-row>
          <table:table-row>
            <table:table-cell office:value-type="string">
              <text:p>Cephalopoda</text:p>
            </table:table-cell>
            <table:table-cell office:value-type="float" office:value="3"/>
            <table:table-cell office:value-type="float" office:value="2.8169014084507044E-3"/>
          </table:table-row>
          <table:table-row>
            <table:table-cell office:value-type="string">
              <text:p>Chlorophyceae</text:p>
            </table:table-cell>
            <table:table-cell office:value-type="float" office:value="3"/>
            <table:table-cell office:value-type="float" office:value="2.8169014084507044E-3"/>
          </table:table-row>
          <table:table-row>
            <table:table-cell office:value-type="string">
              <text:p>Sordariomycetes</text:p>
            </table:table-cell>
            <table:table-cell office:value-type="float" office:value="3"/>
            <table:table-cell office:value-type="float" office:value="2.8169014084507044E-3"/>
          </table:table-row>
          <table:table-row>
            <table:table-cell office:value-type="string">
              <text:p>Clitellata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Bacillariophyceae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Homoscleromorpha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Dothideomycetes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Rhabditophora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Basidiomycetes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Trebouxiophyceae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Calcarea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Cephalaspidomorphi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Magnoliopsida</text:p>
            </table:table-cell>
            <table:table-cell office:value-type="float" office:value="2"/>
            <table:table-cell office:value-type="float" office:value="1.8779342723004694E-3"/>
          </table:table-row>
          <table:table-row>
            <table:table-cell office:value-type="string">
              <text:p>Prymnesiophyce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Tentaculat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Sarcopterygii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Chytridiomycetes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Bangiophyce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Agaricomycetes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Alphaproteobacteri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Maxillopod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Adenophore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Merostomat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Chrysophyce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Monocotyledon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Deltaproteobacteri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Monogene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Raphidophyce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Nud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Enteropneust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Graptolithoide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Eustigmatophyce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Ostracod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Spirotriche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Pavlovophyce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Deuteromycetes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Chlorodendrophyce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Phloeodictyidae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Heterotrichea</text:p>
            </table:table-cell>
            <table:table-cell office:value-type="float" office:value="1"/>
            <table:table-cell office:value-type="float" office:value="9.3896713615023472E-4"/>
          </table:table-row>
          <table:table-row>
            <table:table-cell office:value-type="string">
              <text:p>(en blanco)</text:p>
            </table:table-cell>
            <table:table-cell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